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28C89F8AE759EF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Обычный" style:font-family-generic="swiss"/>
    <style:font-face style:name="Verdana1" svg:font-family="Verdana" style:font-family-generic="swiss"/>
    <style:font-face style:name="Verdana2" svg:font-family="Verdana" style:font-adornments="Normal" style:font-family-generic="swiss"/>
    <style:font-face style:name="Courier New1" svg:font-family="'Courier New'" style:font-family-generic="modern" style:font-pitch="fixed"/>
    <style:font-face style:name="Droid Sans Mono1" svg:font-family="'Droid Sans Mono'" style:font-family-generic="swiss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2.016cm" fo:min-width="24.705cm" draw:shadow-opacity="100%"/>
    </style:style>
    <style:style style:name="gr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3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0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2.015cm" fo:min-width="24.705cm" draw:shadow-opacity="100%"/>
    </style:style>
    <style:style style:name="gr11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1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1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1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1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2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1.411cm" fo:min-width="9.499cm" draw:shadow="hidden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6cm" fo:min-width="11.631cm"/>
    </style:style>
    <style:style style:name="gr2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748cm" fo:min-width="9.499cm" draw:shadow="hidden" draw:shadow-opacity="100%"/>
    </style:style>
    <style:style style:name="gr2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4.565cm" fo:min-width="9.499cm" draw:shadow="hidden" draw:shadow-opacity="100%"/>
    </style:style>
    <style:style style:name="gr2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-opacity="100%"/>
    </style:style>
    <style:style style:name="gr2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2cm" fo:min-width="9.499cm" draw:shadow-opacity="100%"/>
    </style:style>
    <style:style style:name="gr2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cm" fo:min-width="9.499cm" draw:shadow-opacity="100%"/>
    </style:style>
    <style:style style:name="gr2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cm" fo:min-width="9.499cm" draw:shadow="hidden" draw:shadow-opacity="100%"/>
    </style:style>
    <style:style style:name="gr2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76cm" fo:min-width="9.499cm" draw:shadow="hidden" draw:shadow-opacity="100%"/>
    </style:style>
    <style:style style:name="gr2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85cm" fo:min-width="9.499cm" draw:shadow="hidden" draw:shadow-opacity="100%"/>
    </style:style>
    <style:style style:name="gr3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482cm" fo:min-width="9.499cm" draw:shadow="hidden" draw:shadow-opacity="100%"/>
    </style:style>
    <style:style style:name="gr3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="hidden" draw:shadow-opacity="100%"/>
    </style:style>
    <style:style style:name="gr3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="hidden" draw:shadow-opacity="100%"/>
    </style:style>
    <style:style style:name="gr3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-opacity="100%"/>
    </style:style>
    <style:style style:name="gr34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3.17cm" fo:min-width="24.705cm" draw:shadow-opacity="100%"/>
    </style:style>
    <style:style style:name="gr35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36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1cm" fo:min-width="9.499cm" draw:shadow="hidden" draw:shadow-opacity="100%"/>
    </style:style>
    <style:style style:name="gr3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3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31cm" fo:min-width="9.499cm" draw:shadow-opacity="100%"/>
    </style:style>
    <style:style style:name="gr3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4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6.521cm" fo:min-width="9.499cm" draw:shadow="hidden" draw:shadow-opacity="100%"/>
    </style:style>
    <style:style style:name="gr4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609cm" fo:min-width="9.499cm" draw:shadow="hidden" draw:shadow-opacity="100%"/>
    </style:style>
    <style:style style:name="gr4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609cm" fo:min-width="9.499cm" draw:shadow="hidden" draw:shadow-opacity="100%"/>
    </style:style>
    <style:style style:name="gr43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4.325cm" fo:min-width="24.705cm" draw:shadow-opacity="100%"/>
    </style:style>
    <style:style style:name="gr4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45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081cm" fo:min-width="9.499cm" draw:shadow="hidden" draw:shadow-opacity="100%"/>
    </style:style>
    <style:style style:name="gr4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4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25cm" fo:min-width="9.499cm" draw:shadow="hidden" draw:shadow-opacity="100%"/>
    </style:style>
    <style:style style:name="gr4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541cm" fo:min-width="9.499cm" draw:shadow="hidden" draw:shadow-opacity="100%"/>
    </style:style>
    <style:style style:name="gr49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3.587cm" fo:min-width="24.705cm" draw:shadow-opacity="100%"/>
    </style:style>
    <style:style style:name="gr50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5.748cm" fo:min-width="24.705cm" draw:shadow-opacity="100%"/>
    </style:style>
    <style:style style:name="gr51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7.65cm" fo:min-width="24.705cm" draw:shadow-opacity="100%"/>
    </style:style>
    <style:style style:name="gr52" style:family="graphic" style:parent-style-name="standard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75cm" fo:min-width="9.499cm" draw:shadow="hidden" draw:shadow-opacity="100%"/>
    </style:style>
    <style:style style:name="gr5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4.296cm" fo:min-width="9.499cm" draw:shadow="hidden" draw:shadow-opacity="100%"/>
    </style:style>
    <style:style style:name="gr54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4.565cm" fo:min-width="24.705cm" draw:shadow-opacity="100%"/>
    </style:style>
    <style:style style:name="gr55" style:family="graphic" style:parent-style-name="standard">
      <style:graphic-properties draw:stroke="dash" draw:stroke-dash="Fine_20_Dashed" svg:stroke-color="#808080" draw:fill="solid" draw:fill-color="#f4f4f4" draw:opacity="100%" draw:textarea-horizontal-align="left" draw:auto-grow-height="true" draw:auto-grow-width="false" fo:min-height="4.803cm" fo:min-width="24.705cm" draw:shadow-opacity="100%"/>
    </style:style>
    <style:style style:name="gr5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86cm" fo:min-width="9.499cm" draw:shadow="hidden" draw:shadow-opacity="100%"/>
    </style:style>
    <style:style style:name="gr5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4.296cm" fo:min-width="9.499cm" draw:shadow="hidden" draw:shadow-opacity="100%"/>
    </style:style>
    <style:style style:name="gr5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926cm" fo:min-width="9.499cm" draw:shadow="hidden" draw:shadow-opacity="100%"/>
    </style:style>
    <style:style style:name="gr5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cm" fo:min-width="9.499cm" draw:shadow="hidden" draw:shadow-opacity="100%"/>
    </style:style>
    <style:style style:name="gr6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6cm" fo:min-width="9.499cm" draw:shadow="hidden" draw:shadow-opacity="100%"/>
    </style:style>
    <style:style style:name="gr6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6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3.171cm" fo:min-width="9.499cm" draw:shadow="hidden" draw:shadow-opacity="100%"/>
    </style:style>
    <style:style style:name="gr6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2.015cm" fo:min-width="9.499cm" draw:shadow="hidden" draw:shadow-opacity="100%"/>
    </style:style>
    <style:style style:name="gr6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0.771cm" fo:min-width="9.499cm" draw:shadow="hidden" draw:shadow-opacity="100%"/>
    </style:style>
    <style:style style:name="gr65" style:family="graphic" style:parent-style-name="standard" style:list-style-name="L3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391cm" fo:min-width="9.499cm" draw:shadow="hidden" draw:shadow-opacity="100%"/>
    </style:style>
    <style:style style:name="gr66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5.869cm" fo:min-width="9.499cm" draw:shadow="hidden" draw:shadow-opacity="100%"/>
    </style:style>
    <style:style style:name="gr67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4cm" fo:min-width="9.499cm" draw:shadow-opacity="100%"/>
    </style:style>
    <style:style style:name="gr68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5cm" fo:min-width="9.499cm" draw:shadow="hidden" draw:shadow-opacity="100%"/>
    </style:style>
    <style:style style:name="gr69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4cm" fo:min-width="9.499cm" draw:shadow="hidden" draw:shadow-opacity="100%"/>
    </style:style>
    <style:style style:name="gr70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6cm" fo:min-width="9.499cm" draw:shadow-opacity="100%"/>
    </style:style>
    <style:style style:name="gr71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5cm" fo:min-width="9.499cm" draw:shadow-opacity="100%"/>
    </style:style>
    <style:style style:name="gr72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7cm" fo:min-width="9.499cm" draw:shadow-opacity="100%"/>
    </style:style>
    <style:style style:name="gr73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5cm" fo:min-width="9.499cm" draw:shadow-opacity="100%"/>
    </style:style>
    <style:style style:name="gr74" style:family="graphic" style:parent-style-name="standard" style:list-style-name="L2">
      <style:graphic-properties draw:stroke="dash" draw:stroke-dash="Fine_20_Dashed" svg:stroke-color="#808080" draw:stroke-linejoin="round" draw:fill="solid" draw:fill-color="#f4f4f4" draw:opacity="100%" draw:textarea-horizontal-align="left" draw:auto-grow-height="true" draw:auto-grow-width="false" fo:min-height="1.694cm" fo:min-width="9.499cm" draw:shadow-opacity="100%"/>
    </style:style>
    <style:style style:name="pr1" style:family="presentation" style:parent-style-name="Обычный-title">
      <style:graphic-properties draw:stroke="none" fo:min-height="2.164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draw:stroke="none" fo:min-height="2.889cm"/>
    </style:style>
    <style:style style:name="pr4" style:family="presentation" style:parent-style-name="Обычный-title">
      <style:graphic-properties draw:stroke="none" fo:min-height="4.333cm"/>
    </style:style>
    <style:style style:name="pr5" style:family="presentation" style:parent-style-name="Обычный-title">
      <style:graphic-properties draw:stroke="none" fo:min-height="2.163cm"/>
    </style:style>
    <style:style style:name="pr6" style:family="presentation" style:parent-style-name="Обычный_5f_-title">
      <style:graphic-properties draw:stroke="none" fo:min-height="2.163cm"/>
    </style:style>
    <style:style style:name="pr7" style:family="presentation" style:parent-style-name="Обычный_5f_-title">
      <style:graphic-properties draw:textarea-horizontal-align="center" fo:min-height="5.299cm"/>
    </style:style>
    <style:style style:name="pr8" style:family="presentation" style:parent-style-name="Обычный_5f_-notes">
      <style:graphic-properties draw:fill-color="#ffffff" draw:auto-grow-height="true" fo:min-height="13.364cm"/>
    </style:style>
    <style:style style:name="pr9" style:family="presentation" style:parent-style-name="Обычный-title">
      <style:graphic-properties draw:stroke="none" fo:min-height="2.162cm"/>
    </style:style>
    <style:style style:name="P1" style:family="paragraph">
      <style:text-properties fo:color="#16a085" style:font-name="Georgia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paragraph-properties fo:line-height="100%"/>
    </style:style>
    <style:style style:name="P3" style:family="paragraph">
      <style:paragraph-properties fo:line-height="150%"/>
    </style:style>
    <style:style style:name="P4" style:family="paragraph">
      <loext:graphic-properties draw:fill="solid" draw:fill-color="#f4f4f4" draw:opacity="100%"/>
      <style:paragraph-properties fo:line-height="100%" fo:text-align="start">
        <style:tab-stops/>
      </style:paragraph-properties>
      <style:text-properties style:use-window-font-color="true" style:font-name="Verdana" fo:font-size="18pt" style:letter-kerning="true" style:font-name-asian="Microsoft YaHei" style:font-size-asian="18pt" style:font-name-complex="Mangal" style:font-size-complex="18pt"/>
    </style:style>
    <style:style style:name="P5" style:family="paragraph">
      <loext:graphic-properties draw:fill="solid" draw:fill-color="#f4f4f4" draw:opacity="100%"/>
      <style:paragraph-properties fo:line-height="100%">
        <style:tab-stops/>
      </style:paragraph-properties>
      <style:text-properties style:font-name="Verdana" fo:font-size="18pt" style:letter-kerning="true" style:font-name-asian="Microsoft YaHei" style:font-size-asian="18pt" style:font-name-complex="Mangal" style:font-size-complex="18pt"/>
    </style:style>
    <style:style style:name="P6" style:family="paragraph">
      <style:paragraph-properties fo:line-height="150%">
        <style:tab-stops/>
      </style:paragraph-properties>
    </style:style>
    <style:style style:name="P7" style:family="paragraph">
      <loext:graphic-properties draw:fill="solid" draw:fill-color="#f4f4f4" draw:opacity="100%"/>
      <style:paragraph-properties fo:line-height="100%">
        <style:tab-stops/>
      </style:paragraph-properties>
      <style:text-properties fo:color="#ff0000" style:font-name="Verdana" fo:font-size="18pt" style:letter-kerning="true" style:font-name-asian="Microsoft YaHei" style:font-size-asian="18pt" style:font-name-complex="Mangal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00%">
        <style:tab-stops/>
      </style:paragraph-properties>
    </style:style>
    <style:style style:name="P10" style:family="paragraph">
      <style:paragraph-properties fo:line-height="150%" fo:text-align="start"/>
    </style:style>
    <style:style style:name="P11" style:family="paragraph">
      <loext:graphic-properties draw:fill="solid" draw:fill-color="#f4f4f4" draw:opacity="100%"/>
      <style:paragraph-properties fo:line-height="150%" fo:text-align="start">
        <style:tab-stops/>
      </style:paragraph-properties>
      <style:text-properties style:font-name="Droid Sans Mono1" fo:font-size="16pt" fo:font-weight="bold" style:letter-kerning="true" style:font-name-asian="Microsoft YaHei" style:font-size-asian="16pt" style:font-weight-asian="bold" style:font-name-complex="Mangal" style:font-size-complex="16pt" style:font-weight-complex="bold"/>
    </style:style>
    <style:style style:name="P12" style:family="paragraph">
      <style:text-properties fo:color="#16a085" style:font-name="Georgia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fo:color="#16a085" style:font-name="Georgia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P15" style:family="paragraph">
      <loext:graphic-properties draw:fill="none" draw:fill-color="#ffffff"/>
      <style:paragraph-properties fo:line-height="150%"/>
      <style:text-properties style:font-name="Verdana" fo:font-size="18pt"/>
    </style:style>
    <style:style style:name="P16" style:family="paragraph">
      <style:paragraph-properties fo:line-height="150%" fo:text-align="justify">
        <style:tab-stops/>
      </style:paragraph-properties>
    </style:style>
    <style:style style:name="P17" style:family="paragraph">
      <loext:graphic-properties draw:fill="solid" draw:fill-color="#f4f4f4" draw:opacity="100%"/>
      <style:paragraph-properties fo:line-height="150%" fo:text-align="justify">
        <style:tab-stops/>
      </style:paragraph-properties>
      <style:text-properties style:font-name="Verdana" fo:font-size="18pt" style:letter-kerning="true" style:font-name-asian="Microsoft YaHei" style:font-size-asian="18pt" style:font-name-complex="Mangal" style:font-size-complex="18pt"/>
    </style:style>
    <style:style style:name="P18" style:family="paragraph">
      <style:paragraph-properties fo:line-height="100%" fo:text-align="start"/>
    </style:style>
    <style:style style:name="P19" style:family="paragraph">
      <loext:graphic-properties draw:fill="solid" draw:fill-color="#f4f4f4" draw:opacity="100%"/>
      <style:paragraph-properties fo:line-height="100%" fo:text-align="start">
        <style:tab-stops/>
      </style:paragraph-properties>
      <style:text-properties style:font-name="Droid Sans Mono1" fo:font-size="16pt" fo:font-weight="bold" style:letter-kerning="true" style:font-name-asian="Microsoft YaHei" style:font-size-asian="16pt" style:font-weight-asian="bold" style:font-name-complex="Mangal" style:font-size-complex="16pt" style:font-weight-complex="bold"/>
    </style:style>
    <style:style style:name="P20" style:family="paragraph">
      <loext:graphic-properties draw:fill="solid" draw:fill-color="#f4f4f4" draw:opacity="100%"/>
      <style:paragraph-properties fo:line-height="150%">
        <style:tab-stops/>
      </style:paragraph-properties>
      <style:text-properties fo:color="#ff0000" style:font-name="Verdana" fo:font-size="18pt" style:letter-kerning="true" style:font-name-asian="Microsoft YaHei" style:font-size-asian="18pt" style:font-name-complex="Mangal" style:font-size-complex="18pt"/>
    </style:style>
    <style:style style:name="P21" style:family="paragraph">
      <loext:graphic-properties draw:fill="solid" draw:fill-color="#f4f4f4" draw:opacity="100%"/>
      <style:paragraph-properties fo:line-height="100%" fo:text-align="start">
        <style:tab-stops/>
      </style:paragraph-properties>
      <style:text-properties style:font-name="Verdana" fo:font-size="18pt" style:letter-kerning="true" style:font-name-asian="Microsoft YaHei" style:font-size-asian="18pt" style:font-name-complex="Mangal" style:font-size-complex="18pt"/>
    </style:style>
    <style:style style:name="P22" style:family="paragraph">
      <style:paragraph-properties fo:margin-top="0cm" fo:margin-bottom="0cm" fo:line-height="150%"/>
    </style:style>
    <style:style style:name="P23" style:family="paragraph">
      <loext:graphic-properties draw:fill="solid" draw:fill-color="#f4f4f4" draw:opacity="100%"/>
      <style:paragraph-properties fo:line-height="150%" fo:text-align="start"/>
      <style:text-properties style:font-name="Droid Sans Mono1"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line-height="150%" fo:text-align="center"/>
    </style:style>
    <style:style style:name="P25" style:family="paragraph">
      <style:paragraph-properties fo:margin-left="0cm" fo:margin-right="0cm" fo:line-height="150%" fo:text-align="center" fo:text-indent="0cm"/>
      <style:text-properties fo:color="#16a085" style:font-name="Georgia" fo:font-size="44pt" fo:font-style="italic" fo:text-shadow="none" fo:font-weight="bold" style:font-size-asian="44pt" style:font-style-asian="italic" style:font-weight-asian="bold" style:font-size-complex="44pt" style:font-style-complex="italic" style:font-weight-complex="bold"/>
    </style:style>
    <style:style style:name="P26" style:family="paragraph">
      <loext:graphic-properties draw:fill="solid" draw:fill-color="#f4f4f4" draw:opacity="100%"/>
      <style:paragraph-properties fo:line-height="150%" fo:text-align="start"/>
      <style:text-properties fo:color="#000080" style:font-name="Verdana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line-height="150%" fo:text-align="justify"/>
    </style:style>
    <style:style style:name="P28" style:family="paragraph">
      <loext:graphic-properties draw:fill="solid" draw:fill-color="#f4f4f4" draw:opacity="100%"/>
      <style:paragraph-properties fo:line-height="150%">
        <style:tab-stops/>
      </style:paragraph-properties>
      <style:text-properties style:font-name="Verdana" fo:font-size="18pt" style:letter-kerning="true" style:font-name-asian="Microsoft YaHei" style:font-size-asian="18pt" style:font-name-complex="Mangal" style:font-size-complex="18pt"/>
    </style:style>
    <style:style style:name="P29" style:family="paragraph">
      <style:paragraph-properties fo:line-height="120%" fo:text-align="justify">
        <style:tab-stops/>
      </style:paragraph-properties>
    </style:style>
    <style:style style:name="P30" style:family="paragraph">
      <loext:graphic-properties draw:fill="solid" draw:fill-color="#f4f4f4" draw:opacity="100%"/>
      <style:paragraph-properties fo:line-height="120%" fo:text-align="justify">
        <style:tab-stops/>
      </style:paragraph-properties>
      <style:text-properties style:font-name="Verdana" fo:font-size="18pt" style:letter-kerning="true" style:font-name-asian="Microsoft YaHei" style:font-size-asian="18pt" style:font-name-complex="Mangal" style:font-size-complex="18pt"/>
    </style:style>
    <style:style style:name="P31" style:family="paragraph">
      <style:paragraph-properties fo:line-height="120%" fo:text-align="justify"/>
    </style:style>
    <style:style style:name="P32" style:family="paragraph">
      <style:paragraph-properties fo:line-height="120%">
        <style:tab-stops/>
      </style:paragraph-properties>
    </style:style>
    <style:style style:name="T1" style:family="text">
      <style:text-properties fo:color="#16a085" style:font-name="Georgia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8000" style:font-name="Verdana" fo:font-size="20pt" fo:font-weight="normal" style:letter-kerning="true" style:font-name-asian="Microsoft YaHei" style:font-size-asian="20pt" style:font-weight-asian="normal" style:font-name-complex="Mangal" style:font-size-complex="20pt" style:font-weight-complex="normal"/>
    </style:style>
    <style:style style:name="T3" style:family="text">
      <style:text-properties fo:color="#000000" style:font-name="Verdana" fo:font-size="20pt" fo:font-weight="normal" style:letter-kerning="true" style:font-name-asian="Microsoft YaHei" style:font-size-asian="20pt" style:font-weight-asian="normal" style:font-name-complex="Mangal" style:font-size-complex="20pt" style:font-weight-complex="normal"/>
    </style:style>
    <style:style style:name="T4" style:family="text">
      <style:text-properties fo:color="#000080" style:font-name="Verdana" fo:font-size="20pt" fo:font-weight="normal" style:letter-kerning="true" style:font-name-asian="Microsoft YaHei" style:font-size-asian="20pt" style:font-weight-asian="normal" style:font-name-complex="Mangal" style:font-size-complex="20pt" style:font-weight-complex="normal"/>
    </style:style>
    <style:style style:name="T5" style:family="text">
      <style:text-properties style:use-window-font-color="true" style:font-name="Verdana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use-window-font-color="true" style:font-name="Verdana" fo:font-size="20pt" fo:font-weight="normal" style:letter-kerning="true" style:font-name-asian="Microsoft YaHei" style:font-size-asian="20pt" style:font-weight-asian="normal" style:font-name-complex="Mangal" style:font-size-complex="20pt" style:font-weight-complex="normal"/>
    </style:style>
    <style:style style:name="T7" style:family="text">
      <style:text-properties style:font-name="Verdana" fo:font-size="18pt"/>
    </style:style>
    <style:style style:name="T8" style:family="text">
      <style:text-properties style:font-name="Verdana" fo:font-size="18pt" style:letter-kerning="true" style:font-name-asian="Microsoft YaHei" style:font-size-asian="18pt" style:font-name-complex="Mangal" style:font-size-complex="18pt"/>
    </style:style>
    <style:style style:name="T9" style:family="text">
      <style:text-properties style:use-window-font-color="true" style:font-name="Verdana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10" style:family="text">
      <style:text-properties style:font-name="Verdana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11" style:family="text">
      <style:text-properties fo:color="#000080" style:font-name="Verdana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12" style:family="text">
      <style:text-properties fo:color="#000000" style:font-name="Verdana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13" style:family="text">
      <style:text-properties style:font-name="Verdana" fo:font-size="20pt" fo:font-weight="normal" style:letter-kerning="true" style:font-name-asian="Microsoft YaHei" style:font-size-asian="20pt" style:font-weight-asian="normal" style:font-name-complex="Mangal" style:font-size-complex="20pt" style:font-weight-complex="normal"/>
    </style:style>
    <style:style style:name="T14" style:family="text">
      <style:text-properties style:font-name="Verdana" fo:font-size="18pt" style:font-size-asian="18pt" style:font-size-complex="18pt"/>
    </style:style>
    <style:style style:name="T15" style:family="text">
      <style:text-properties fo:color="#000080" style:font-name="Verdana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80" style:font-name="Verdana" fo:font-size="18pt"/>
    </style:style>
    <style:style style:name="T18" style:family="text">
      <style:text-properties fo:color="#ff420e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19" style:family="text">
      <style:text-properties fo:color="#000080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20" style:family="text">
      <style:text-properties fo:color="#0000ff" style:font-name="Droid Sans Mono1" fo:font-size="16pt" fo:font-weight="bold" style:letter-kerning="true" style:font-name-asian="Arial4" style:font-size-asian="16pt" style:font-weight-asian="bold" style:font-name-complex="Arial4" style:font-size-complex="16pt" style:font-weight-complex="bold"/>
    </style:style>
    <style:style style:name="T21" style:family="text">
      <style:text-properties fo:color="#000000" style:font-name="Droid Sans Mono1" fo:font-size="16pt" fo:font-weight="bold" style:letter-kerning="true" style:font-name-asian="Arial4" style:font-size-asian="16pt" style:font-weight-asian="bold" style:font-name-complex="Arial4" style:font-size-complex="16pt" style:font-weight-complex="bold"/>
    </style:style>
    <style:style style:name="T22" style:family="text">
      <style:text-properties fo:color="#800000" style:font-name="Droid Sans Mono1" fo:font-size="16pt" fo:font-weight="bold" style:letter-kerning="true" style:font-name-asian="Arial4" style:font-size-asian="16pt" style:font-weight-asian="bold" style:font-name-complex="Arial4" style:font-size-complex="16pt" style:font-weight-complex="bold"/>
    </style:style>
    <style:style style:name="T23" style:family="text">
      <style:text-properties fo:color="#008000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24" style:family="text">
      <style:text-properties fo:color="#0000ff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25" style:family="text">
      <style:text-properties fo:color="#000000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26" style:family="text">
      <style:text-properties fo:color="#800000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27" style:family="text">
      <style:text-properties fo:color="#16a085" style:font-name="Georgia" fo:font-size="44pt" fo:font-style="italic" fo:font-weight="bold" style:letter-kerning="true" style:font-name-asian="Microsoft YaHei" style:font-size-asian="44pt" style:font-style-asian="italic" style:font-weight-asian="bold" style:font-name-complex="Mangal" style:font-size-complex="44pt" style:font-style-complex="italic" style:font-weight-complex="bold"/>
    </style:style>
    <style:style style:name="T28" style:family="text">
      <style:text-properties fo:color="#000080" style:font-name="Verdana" fo:font-size="18pt" style:letter-kerning="true" style:font-name-asian="Microsoft YaHei" style:font-size-asian="18pt" style:font-name-complex="Mangal" style:font-size-complex="18pt"/>
    </style:style>
    <style:style style:name="T29" style:family="text">
      <style:text-properties fo:color="#000080" style:font-name="Droid Sans Mono1" fo:font-size="16pt" fo:font-weight="bold" style:letter-kerning="true" style:font-name-asian="Arial4" style:font-size-asian="16pt" style:font-weight-asian="bold" style:font-name-complex="Arial4" style:font-size-complex="16pt" style:font-weight-complex="bold"/>
    </style:style>
    <style:style style:name="T30" style:family="text">
      <style:text-properties fo:color="#008000" style:font-name="Droid Sans Mono1" fo:font-size="16pt" fo:font-weight="bold" style:letter-kerning="true" style:font-name-asian="Arial4" style:font-size-asian="16pt" style:font-weight-asian="bold" style:font-name-complex="Arial4" style:font-size-complex="16pt" style:font-weight-complex="bold"/>
    </style:style>
    <style:style style:name="T31" style:family="text">
      <style:text-properties fo:color="#800000" style:font-name="Verdana" fo:font-size="18pt" style:letter-kerning="true" style:font-name-asian="Microsoft YaHei" style:font-name-complex="Mangal"/>
    </style:style>
    <style:style style:name="T32" style:family="text">
      <style:text-properties style:use-window-font-color="true" style:font-name="Verdana" fo:font-size="18pt" style:letter-kerning="true" style:font-name-asian="Microsoft YaHei" style:font-name-complex="Mangal"/>
    </style:style>
    <style:style style:name="T33" style:family="text">
      <style:text-properties fo:color="#990000" style:font-name="Verdana" fo:font-size="18pt" style:letter-kerning="true" style:font-name-asian="Microsoft YaHei" style:font-name-complex="Mangal"/>
    </style:style>
    <style:style style:name="T34" style:family="text">
      <style:text-properties style:font-name="Verdana" fo:font-size="18pt" style:letter-kerning="true" style:font-name-asian="Microsoft YaHei" style:font-name-complex="Mangal"/>
    </style:style>
    <style:style style:name="T35" style:family="text">
      <style:text-properties fo:color="#800000" style:font-name="Verdana" fo:font-size="18pt" style:letter-kerning="true" style:font-name-asian="Microsoft YaHei" style:font-size-asian="18pt" style:font-name-complex="Mangal" style:font-size-complex="18pt"/>
    </style:style>
    <style:style style:name="T36" style:family="text">
      <style:text-properties style:use-window-font-color="true" style:font-name="Verdana" fo:font-size="18pt" style:letter-kerning="true" style:font-name-asian="Microsoft YaHei" style:font-size-asian="18pt" style:font-name-complex="Mangal" style:font-size-complex="18pt"/>
    </style:style>
    <style:style style:name="T37" style:family="text">
      <style:text-properties fo:color="#000000" style:font-name="Verdana" fo:font-size="18pt" style:letter-kerning="true" style:font-name-asian="Microsoft YaHei" style:font-size-asian="18pt" style:font-name-complex="Mangal" style:font-size-complex="18pt"/>
    </style:style>
    <style:style style:name="T38" style:family="text">
      <style:text-properties fo:color="#990000" style:font-name="Verdana" fo:font-size="18pt" style:letter-kerning="true" style:font-name-asian="Microsoft YaHei" style:font-size-asian="18pt" style:font-name-complex="Mangal" style:font-size-complex="18pt"/>
    </style:style>
    <style:style style:name="T39" style:family="text">
      <style:text-properties fo:color="#000099" style:font-name="Courier New1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40" style:family="text">
      <style:text-properties fo:color="#000099" style:font-name="Verdana" fo:font-size="18pt" style:letter-kerning="true" style:font-name-asian="Microsoft YaHei" style:font-size-asian="18pt" style:font-name-complex="Mangal" style:font-size-complex="18pt"/>
    </style:style>
    <style:style style:name="T41" style:family="text">
      <style:text-properties fo:color="#ff0000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42" style:family="text">
      <style:text-properties fo:color="#800000" style:font-name="Verdana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43" style:family="text">
      <style:text-properties style:font-name="Verdana" fo:font-size="20pt" style:font-size-asian="20pt" style:font-size-complex="20pt"/>
    </style:style>
    <style:style style:name="T44" style:family="text">
      <style:text-properties fo:color="#000080" style:font-name="Courier New1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45" style:family="text">
      <style:text-properties fo:color="#800000" style:font-name="Courier New1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46" style:family="text">
      <style:text-properties fo:color="#006600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47" style:family="text">
      <style:text-properties fo:color="#000099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48" style:family="text">
      <style:text-properties style:use-window-font-color="true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49" style:family="text">
      <style:text-properties fo:color="#990000" style:font-name="Droid Sans Mono1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50" style:family="text">
      <style:text-properties fo:color="#000080" style:font-name="Verdana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51" style:family="text">
      <style:text-properties style:use-window-font-color="true" style:font-name="Verdana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52" style:family="text">
      <style:text-properties fo:color="#800000" style:font-name="Verdana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53" style:family="text">
      <style:text-properties fo:color="#000000" style:font-name="Verdana" fo:font-size="16pt" fo:font-weight="bold" style:font-name-asian="Arial4" style:font-size-asian="16pt" style:font-weight-asian="bold" style:font-name-complex="Arial4" style:font-size-complex="16pt" style:font-weight-complex="bold"/>
    </style:style>
    <style:style style:name="T54" style:family="text">
      <style:text-properties style:font-name="Verdana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55" style:family="text">
      <style:text-properties style:font-name="Courier New1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56" style:family="text">
      <style:text-properties fo:color="#000099" style:font-name="Courier New1" fo:font-size="18pt" style:text-underline-style="none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57" style:family="text">
      <style:text-properties style:use-window-font-color="true" style:font-name="Verdana" fo:font-size="20pt" style:font-size-asian="20pt" style:font-size-complex="20pt"/>
    </style:style>
    <style:style style:name="T58" style:family="text">
      <style:text-properties fo:color="#800000" style:font-name="Verdana" fo:font-size="18pt" style:font-size-asian="18pt" style:font-size-complex="18pt"/>
    </style:style>
    <style:style style:name="T59" style:family="text">
      <style:text-properties style:use-window-font-color="true" style:font-name="Droid Sans Mono1" fo:font-size="16pt" fo:font-weight="bold" style:letter-kerning="true" style:font-name-asian="Arial4" style:font-size-asian="16pt" style:font-weight-asian="bold" style:font-name-complex="Arial4" style:font-size-complex="16pt" style:font-weight-complex="bold"/>
    </style:style>
    <style:style style:name="T60" style:family="text">
      <style:text-properties fo:color="#800000"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Файловая система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Файловая система</text:span></text:p>
          </draw:text-box>
        </draw:frame>
        <draw:frame draw:style-name="gr1" draw:text-style-name="P4" xml:id="id3" draw:id="id3" draw:layer="layout" svg:width="25.998cm" svg:height="2.266cm" svg:x="1.002cm" svg:y="6.924cm">
          <draw:text-box>
            <text:p text:style-name="P2"><text:span text:style-name="T2">string</text:span><text:span text:style-name="T3"> </text:span><text:span text:style-name="T4">dirname</text:span><text:span text:style-name="T3"> ( </text:span><text:span text:style-name="T2">string</text:span><text:span text:style-name="T4"> path</text:span><text:span text:style-name="T3"> )</text:span></text:p>
            <text:p text:style-name="P3"><text:span text:style-name="T5">Возвращает имя родительского каталога из указанного пути.</text:span></text:p>
          </draw:text-box>
        </draw:frame>
        <draw:frame draw:style-name="gr2" draw:text-style-name="P5" xml:id="id2" draw:id="id2" draw:layer="layout" svg:width="25.998cm" svg:height="2.265cm" svg:x="1.001cm" svg:y="4cm">
          <draw:text-box>
            <text:p text:style-name="P2"><text:span text:style-name="T2">string</text:span><text:span text:style-name="T3"> </text:span><text:span text:style-name="T4">basename</text:span><text:span text:style-name="T6"> </text:span><text:span text:style-name="T3">(</text:span><text:span text:style-name="T6"> </text:span><text:span text:style-name="T2">string</text:span><text:span text:style-name="T4"> path</text:span><text:span text:style-name="T6"> </text:span><text:span text:style-name="T3">)</text:span></text:p>
            <text:p text:style-name="P3"><text:span text:style-name="T7">Возвращает имя файла, выделенного из пути к файлу.</text:span></text:p>
          </draw:text-box>
        </draw:frame>
        <draw:frame draw:style-name="gr3" draw:text-style-name="P7" xml:id="id4" draw:id="id4" draw:layer="layout" svg:width="25.998cm" svg:height="2.266cm" svg:x="1cm" svg:y="9.878cm">
          <draw:text-box>
            <text:p text:style-name="P2"><text:span text:style-name="T2">string</text:span><text:span text:style-name="T3"> </text:span><text:span text:style-name="T4">realpath</text:span><text:span text:style-name="T3"> ( </text:span><text:span text:style-name="T2">string</text:span><text:span text:style-name="T4"> path</text:span><text:span text:style-name="T3"> )</text:span></text:p>
            <text:p text:style-name="P6"><text:span text:style-name="T8">Возвращает канонизированный абсолютный путь к файлу.</text:span></text:p>
          </draw:text-box>
        </draw:frame>
        <draw:frame draw:style-name="gr4" draw:text-style-name="P5" xml:id="id5" draw:id="id5" draw:layer="layout" svg:width="25.998cm" svg:height="2.265cm" svg:x="1cm" svg:y="12.816cm">
          <draw:text-box>
            <text:p text:style-name="P2"><text:span text:style-name="T2">string</text:span><text:span text:style-name="T3"> </text:span><text:span text:style-name="T4">getcwd</text:span><text:span text:style-name="T3"> ( void )</text:span></text:p>
            <text:p text:style-name="P3"><text:span text:style-name="T9">Возвращает имя текущего рабочего каталога.</text:span></text:p>
          </draw:text-box>
        </draw:frame>
        <draw:frame draw:style-name="gr5" draw:text-style-name="P5" xml:id="id6" draw:id="id6" draw:layer="layout" svg:width="25.998cm" svg:height="2.266cm" svg:x="1cm" svg:y="15.674cm">
          <draw:text-box>
            <text:p text:style-name="P2"><text:span text:style-name="T2">string</text:span><text:span text:style-name="T3"> </text:span><text:span text:style-name="T4">chdir</text:span><text:span text:style-name="T3"> ( </text:span><text:span text:style-name="T2">string</text:span><text:span text:style-name="T4"> directory</text:span><text:span text:style-name="T3"> )</text:span></text:p>
            <text:p text:style-name="P3"><text:span text:style-name="T10">Изменяет текущий каталог на указанный в аргументе </text:span><text:span text:style-name="T11">directory</text:span><text:span text:style-name="T10">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верить существует ли файл?" draw:style-name="dp1" draw:master-page-name="Обычный" presentation:presentation-page-layout-name="AL1T0" xml:id="id7" draw:id="id7">
        <office:forms form:automatic-focus="false" form:apply-design-mode="false"/>
        <draw:frame presentation:style-name="pr3" draw:text-style-name="P1" draw:layer="layout" svg:width="25.997cm" svg:height="2.991cm" svg:x="1cm" svg:y="0.949cm" presentation:class="title" presentation:user-transformed="true">
          <draw:text-box>
            <text:p><text:span text:style-name="T1">Как проверить</text:span><text:span text:style-name="T1"><text:line-break/></text:span><text:span text:style-name="T1">существует ли файл?</text:span></text:p>
          </draw:text-box>
        </draw:frame>
        <draw:frame draw:style-name="gr7" draw:text-style-name="P5" xml:id="id8" draw:id="id8" draw:layer="layout" svg:width="25.998cm" svg:height="2.265cm" svg:x="1cm" svg:y="5cm">
          <draw:text-box>
            <text:p text:style-name="P2"><text:span text:style-name="T2">bool</text:span><text:span text:style-name="T3"> </text:span><text:span text:style-name="T4">file_exists</text:span><text:span text:style-name="T6"> </text:span><text:span text:style-name="T3">(</text:span><text:span text:style-name="T6"> </text:span><text:span text:style-name="T2">string</text:span><text:span text:style-name="T4"> filename</text:span><text:span text:style-name="T6"> </text:span><text:span text:style-name="T3">)</text:span></text:p>
            <text:p text:style-name="P3"><text:span text:style-name="T7">Проверка существования файла.</text:span></text:p>
          </draw:text-box>
        </draw:frame>
        <draw:frame draw:style-name="gr8" draw:text-style-name="P5" xml:id="id9" draw:id="id9" draw:layer="layout" svg:width="25.998cm" svg:height="2.265cm" svg:x="1cm" svg:y="7.899cm">
          <draw:text-box>
            <text:p text:style-name="P2"><text:span text:style-name="T2">bool</text:span><text:span text:style-name="T3"> </text:span><text:span text:style-name="T4">is_readable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Проверка существования файла, доступного для чтения.</text:span></text:p>
          </draw:text-box>
        </draw:frame>
        <draw:frame draw:style-name="gr9" draw:text-style-name="P5" xml:id="id10" draw:id="id10" draw:layer="layout" svg:width="25.998cm" svg:height="2.265cm" svg:x="1cm" svg:y="10.835cm">
          <draw:text-box>
            <text:p text:style-name="P2"><text:span text:style-name="T2">bool</text:span><text:span text:style-name="T13"> </text:span><text:span text:style-name="T4">is_writable</text:span><text:span text:style-name="T13"> ( </text:span><text:span text:style-name="T2">string</text:span><text:span text:style-name="T13"> </text:span><text:span text:style-name="T4">filename</text:span><text:span text:style-name="T13"> )</text:span></text:p>
            <text:p text:style-name="P3"><text:span text:style-name="T12">Проверка существования файла, доступного для записи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верить существует ли файл определенного типа?" draw:style-name="dp1" draw:master-page-name="Обычный" presentation:presentation-page-layout-name="AL1T0" xml:id="id11" draw:id="id11">
        <office:forms form:automatic-focus="false" form:apply-design-mode="false"/>
        <draw:frame presentation:style-name="pr4" draw:text-style-name="P1" draw:layer="layout" svg:width="25.997cm" svg:height="4.486cm" svg:x="1cm" svg:y="0.924cm" presentation:class="title" presentation:user-transformed="true">
          <draw:text-box>
            <text:p><text:span text:style-name="T1">Как проверить</text:span><text:span text:style-name="T1"><text:line-break/></text:span><text:span text:style-name="T1">существует ли файл</text:span><text:span text:style-name="T1"><text:line-break/></text:span><text:span text:style-name="T1">определенного типа?</text:span></text:p>
          </draw:text-box>
        </draw:frame>
        <draw:frame draw:style-name="gr10" draw:text-style-name="P4" xml:id="id13" draw:id="id13" draw:layer="layout" svg:width="25.998cm" svg:height="2.265cm" svg:x="1.002cm" svg:y="9.35cm">
          <draw:text-box>
            <text:p text:style-name="P2"><text:span text:style-name="T2">bool</text:span><text:span text:style-name="T3"> </text:span><text:span text:style-name="T4">is_dir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5">Определяет, является ли имя файла директорией.</text:span></text:p>
          </draw:text-box>
        </draw:frame>
        <draw:frame draw:style-name="gr11" draw:text-style-name="P7" xml:id="id14" draw:id="id14" draw:layer="layout" svg:width="25.998cm" svg:height="2.265cm" svg:x="1cm" svg:y="12.202cm">
          <draw:text-box>
            <text:p text:style-name="P2"><text:span text:style-name="T2">bool</text:span><text:span text:style-name="T3"> </text:span><text:span text:style-name="T4">is_executable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Определяет, является ли файл исполняемым.</text:span></text:p>
          </draw:text-box>
        </draw:frame>
        <draw:frame draw:style-name="gr12" draw:text-style-name="P5" xml:id="id12" draw:id="id12" draw:layer="layout" svg:width="25.998cm" svg:height="2.265cm" svg:x="1cm" svg:y="6.5cm">
          <draw:text-box>
            <text:p text:style-name="P2"><text:span text:style-name="T2">bool</text:span><text:span text:style-name="T3"> </text:span><text:span text:style-name="T4">is_file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Определяет, является ли файл обычным файлом</text:span><text:span text:style-name="T9">.</text:span></text:p>
          </draw:text-box>
        </draw:frame>
        <draw:frame draw:style-name="gr13" draw:text-style-name="P5" xml:id="id15" draw:id="id15" draw:layer="layout" svg:width="25.998cm" svg:height="2.265cm" svg:x="1cm" svg:y="15.046cm">
          <draw:text-box>
            <text:p text:style-name="P2"><text:span text:style-name="T2">bool</text:span><text:span text:style-name="T3"> </text:span><text:span text:style-name="T4">is_link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12">Определяет, является ли файл символической ссылкой.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манипулировать файлами?" draw:style-name="dp1" draw:master-page-name="Обычный" presentation:presentation-page-layout-name="AL1T0" xml:id="id16" draw:id="id16">
        <office:forms form:automatic-focus="false" form:apply-design-mode="false"/>
        <draw:frame draw:style-name="gr14" draw:text-style-name="P5" xml:id="id18" draw:id="id18" draw:layer="layout" svg:width="25.998cm" svg:height="2.266cm" svg:x="1cm" svg:y="6.73cm">
          <draw:text-box>
            <text:p text:style-name="P2"><text:span text:style-name="T2">bool</text:span><text:span text:style-name="T3"> </text:span><text:span text:style-name="T4">copy</text:span><text:span text:style-name="T3"> ( </text:span><text:span text:style-name="T2">string</text:span><text:span text:style-name="T4"> source</text:span><text:span text:style-name="T6">, </text:span><text:span text:style-name="T2">string</text:span><text:span text:style-name="T6"> </text:span><text:span text:style-name="T4">dest</text:span><text:span text:style-name="T3"> )</text:span></text:p>
            <text:p text:style-name="P3"><text:span text:style-name="T12">Копирует файл </text:span><text:span text:style-name="T11">source</text:span><text:span text:style-name="T12"> в файл с именем </text:span><text:span text:style-name="T11">dest</text:span><text:span text:style-name="T12">.</text:span></text:p>
          </draw:text-box>
        </draw:frame>
        <draw:frame draw:style-name="gr15" draw:text-style-name="P5" xml:id="id19" draw:id="id19" draw:layer="layout" svg:width="25.998cm" svg:height="2.265cm" svg:x="1cm" svg:y="9.472cm">
          <draw:text-box>
            <text:p text:style-name="P2"><text:span text:style-name="T2">bool</text:span><text:span text:style-name="T3"> </text:span><text:span text:style-name="T4">rename</text:span><text:span text:style-name="T3"> ( </text:span><text:span text:style-name="T2">string</text:span><text:span text:style-name="T4"> oldname</text:span><text:span text:style-name="T3">, </text:span><text:span text:style-name="T2">string</text:span><text:span text:style-name="T3"> </text:span><text:span text:style-name="T4">newname</text:span><text:span text:style-name="T3"> )</text:span></text:p>
            <text:p text:style-name="P3"><text:span text:style-name="T12">Переименовывает файл </text:span><text:span text:style-name="T11">oldname</text:span><text:span text:style-name="T12"> в </text:span><text:span text:style-name="T11">newname</text:span><text:span text:style-name="T14">.</text:span></text:p>
          </draw:text-box>
        </draw:frame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манипулировать файлами?</text:span></text:p>
          </draw:text-box>
        </draw:frame>
        <draw:frame draw:style-name="gr10" draw:text-style-name="P4" xml:id="id20" draw:id="id20" draw:layer="layout" svg:width="25.998cm" svg:height="2.265cm" svg:x="1.002cm" svg:y="12.235cm">
          <draw:text-box>
            <text:p text:style-name="P2"><text:span text:style-name="T2">bool</text:span><text:span text:style-name="T3"> </text:span><text:span text:style-name="T4">unlink</text:span><text:span text:style-name="T3"> ( </text:span><text:span text:style-name="T2">string</text:span><text:span text:style-name="T4"> filename</text:span><text:span text:style-name="T3"> )</text:span></text:p>
            <text:p text:style-name="P3"><text:span text:style-name="T5">Удаляет файл </text:span><text:span text:style-name="T15">filename</text:span><text:span text:style-name="T5">.</text:span></text:p>
          </draw:text-box>
        </draw:frame>
        <draw:frame draw:style-name="gr16" draw:text-style-name="P5" xml:id="id17" draw:id="id17" draw:layer="layout" svg:width="25.998cm" svg:height="2.266cm" svg:x="1.001cm" svg:y="4cm">
          <draw:text-box>
            <text:p text:style-name="P2"><text:span text:style-name="T2">bool</text:span><text:span text:style-name="T3"> </text:span><text:span text:style-name="T4">touch</text:span><text:span text:style-name="T6"> </text:span><text:span text:style-name="T3">(</text:span><text:span text:style-name="T6"> </text:span><text:span text:style-name="T2">string</text:span><text:span text:style-name="T4"> filename</text:span><text:span text:style-name="T6"> [, </text:span><text:span text:style-name="T2">int</text:span><text:span text:style-name="T4"> time</text:span><text:span text:style-name="T6"> [, </text:span><text:span text:style-name="T2">int</text:span><text:span text:style-name="T6"> </text:span><text:span text:style-name="T4">atime</text:span><text:span text:style-name="T6"> ]] </text:span><text:span text:style-name="T3">)</text:span></text:p>
            <text:p text:style-name="P3"><text:span text:style-name="T7">Устанавливает время доступа и модицикации файла.</text:span></text:p>
          </draw:text-box>
        </draw:frame>
        <draw:frame draw:style-name="gr3" draw:text-style-name="P7" xml:id="id21" draw:id="id21" draw:layer="layout" svg:width="25.998cm" svg:height="2.266cm" svg:x="1.002cm" svg:y="14.997cm">
          <draw:text-box>
            <text:p text:style-name="P2"><text:span text:style-name="T2">bool</text:span><text:span text:style-name="T3"> </text:span><text:span text:style-name="T4">mkdir</text:span><text:span text:style-name="T3"> ( </text:span><text:span text:style-name="T2">string</text:span><text:span text:style-name="T3"> </text:span><text:span text:style-name="T4">path</text:span><text:span text:style-name="T3"> [, </text:span><text:span text:style-name="T2">int</text:span><text:span text:style-name="T3"> </text:span><text:span text:style-name="T4">mode</text:span><text:span text:style-name="T3"> [, </text:span><text:span text:style-name="T2">bool</text:span><text:span text:style-name="T3"> </text:span><text:span text:style-name="T4">recursive</text:span><text:span text:style-name="T3"> ]] )</text:span></text:p>
            <text:p text:style-name="P3"><text:span text:style-name="T10">Cоздаeт новую директорию </text:span><text:span text:style-name="T11">path</text:span><text:span text:style-name="T10"> с атрибутами доступа </text:span><text:span text:style-name="T11">mode</text:span><text:span text:style-name="T10">.</text:span></text:p>
          </draw:text-box>
        </draw:frame>
        <draw:frame draw:style-name="gr17" draw:text-style-name="P5" xml:id="id22" draw:id="id22" draw:layer="layout" svg:width="25.998cm" svg:height="2.265cm" svg:x="1.002cm" svg:y="17.735cm">
          <draw:text-box>
            <text:p text:style-name="P2"><text:span text:style-name="T2">bool</text:span><text:span text:style-name="T13"> </text:span><text:span text:style-name="T4">rmdir</text:span><text:span text:style-name="T13"> ( </text:span><text:span text:style-name="T2">string</text:span><text:span text:style-name="T13"> </text:span><text:span text:style-name="T4">dirname</text:span><text:span text:style-name="T13"> )</text:span></text:p>
            <text:p text:style-name="P3"><text:span text:style-name="T10">Функция пытается удалить директорию </text:span><text:span text:style-name="T11">dirname</text:span><text:span text:style-name="T9">.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работать с директориями?" draw:style-name="dp1" draw:master-page-name="Обычный" presentation:presentation-page-layout-name="AL1T0" xml:id="id23" draw:id="id23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работать с директориями?</text:span></text:p>
          </draw:text-box>
        </draw:frame>
        <draw:frame draw:style-name="gr10" draw:text-style-name="P4" xml:id="id25" draw:id="id25" draw:layer="layout" svg:width="25.998cm" svg:height="2.265cm" svg:x="1.002cm" svg:y="6.825cm">
          <draw:text-box>
            <text:p text:style-name="P9"><text:span text:style-name="T2">void</text:span><text:span text:style-name="T3"> </text:span><text:span text:style-name="T4">closedir</text:span><text:span text:style-name="T3"> ( [ </text:span><text:span text:style-name="T2">resource</text:span><text:span text:style-name="T4"> dir_handle</text:span><text:span text:style-name="T6"> ] </text:span><text:span text:style-name="T3">)</text:span></text:p>
            <text:p text:style-name="P3"><text:span text:style-name="T16">Закрытие открытого дескриптора директории.</text:span></text:p>
          </draw:text-box>
        </draw:frame>
        <draw:frame draw:style-name="gr18" draw:text-style-name="P5" xml:id="id24" draw:id="id24" draw:layer="layout" svg:width="25.998cm" svg:height="2.266cm" svg:x="1.001cm" svg:y="4cm">
          <draw:text-box>
            <text:p text:style-name="P2"><text:span text:style-name="T2">resource</text:span><text:span text:style-name="T3"> </text:span><text:span text:style-name="T4">opendir</text:span><text:span text:style-name="T6"> </text:span><text:span text:style-name="T3">(</text:span><text:span text:style-name="T6"> </text:span><text:span text:style-name="T2">string</text:span><text:span text:style-name="T4"> path</text:span><text:span text:style-name="T6"> [, </text:span><text:span text:style-name="T2">resource</text:span><text:span text:style-name="T4"> context</text:span><text:span text:style-name="T6"> ] </text:span><text:span text:style-name="T3">)</text:span></text:p>
            <text:p text:style-name="P3"><text:span text:style-name="T7">Возвращает дескриптор открытой директории </text:span><text:span text:style-name="T17">path</text:span><text:span text:style-name="T7">.</text:span></text:p>
          </draw:text-box>
        </draw:frame>
        <draw:frame draw:style-name="gr3" draw:text-style-name="P7" xml:id="id26" draw:id="id26" draw:layer="layout" svg:width="25.998cm" svg:height="2.266cm" svg:x="1cm" svg:y="9.678cm">
          <draw:text-box>
            <text:p text:style-name="P2"><text:span text:style-name="T2">string|bool</text:span><text:span text:style-name="T3"> </text:span><text:span text:style-name="T4">readdir</text:span><text:span text:style-name="T3"> ( [ </text:span><text:span text:style-name="T2">resource</text:span><text:span text:style-name="T4"> dir_handle</text:span><text:span text:style-name="T3"> ] )</text:span></text:p>
            <text:p text:style-name="P3"><text:span text:style-name="T10">Возвращает имя следующего по порядку элемента каталога.</text:span></text:p>
          </draw:text-box>
        </draw:frame>
        <draw:frame draw:style-name="gr19" draw:text-style-name="P5" xml:id="id27" draw:id="id27" draw:layer="layout" svg:width="25.998cm" svg:height="2.265cm" svg:x="1cm" svg:y="12.516cm">
          <draw:text-box>
            <text:p text:style-name="P9"><text:span text:style-name="T2">void</text:span><text:span text:style-name="T3"> </text:span><text:span text:style-name="T4">rewinddir</text:span><text:span text:style-name="T3"> ( [ </text:span><text:span text:style-name="T2">resource</text:span><text:span text:style-name="T4"> dir_handle</text:span><text:span text:style-name="T3"> ] )</text:span></text:p>
            <text:p text:style-name="P3"><text:span text:style-name="T10">Реинициализация дескриптора директории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5.1" draw:style-name="dp1" draw:master-page-name="Обычный" presentation:presentation-page-layout-name="AL1T0" xml:id="id28" draw:id="id28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Пример</text:span></text:p>
          </draw:text-box>
        </draw:frame>
        <draw:frame draw:style-name="gr20" draw:text-style-name="P11" xml:id="id29" draw:id="id29" draw:layer="layout" svg:width="25.998cm" svg:height="11.661cm" svg:x="1cm" svg:y="4cm">
          <draw:text-box>
            <text:p text:style-name="P10"><text:span text:style-name="T18"># Открыть известный каталог и начать считывать его содержимое</text:span></text:p>
            <text:p text:style-name="P10"><text:span text:style-name="T19"/></text:p>
            <text:p text:style-name="P10"><text:span text:style-name="T20">$dir</text:span><text:span text:style-name="T21"> = </text:span><text:span text:style-name="T22">'/etc/php5/'</text:span><text:span text:style-name="T21">;</text:span></text:p>
            <text:p text:style-name="P10"><text:span text:style-name="T21"/></text:p>
            <text:p text:style-name="P10"><text:span text:style-name="T23">if (</text:span><text:span text:style-name="T19">is_dir</text:span><text:span text:style-name="T23">(</text:span><text:span text:style-name="T24">$dir</text:span><text:span text:style-name="T23">)) {</text:span></text:p>
            <text:p text:style-name="P10"><text:span text:style-name="T19"><text:s text:c="2"/></text:span><text:span text:style-name="T23">if (</text:span><text:span text:style-name="T24">$dh</text:span><text:span text:style-name="T25"> = </text:span><text:span text:style-name="T19">opendir</text:span><text:span text:style-name="T23">(</text:span><text:span text:style-name="T24">$dir</text:span><text:span text:style-name="T23">)) {</text:span></text:p>
            <text:p text:style-name="P10"><text:span text:style-name="T25"><text:s text:c="4"/></text:span><text:span text:style-name="T23">while ( (</text:span><text:span text:style-name="T24">$file</text:span><text:span text:style-name="T25"> = </text:span><text:span text:style-name="T19">readdir</text:span><text:span text:style-name="T23">(</text:span><text:span text:style-name="T24">$dh</text:span><text:span text:style-name="T23">))</text:span><text:span text:style-name="T25"> !== </text:span><text:span text:style-name="T24">false</text:span><text:span text:style-name="T23">) {</text:span></text:p>
            <text:p text:style-name="P10"><text:span text:style-name="T25"><text:s text:c="6"/></text:span><text:span text:style-name="T23">echo</text:span><text:span text:style-name="T25"> </text:span><text:span text:style-name="T26">"файл: </text:span><text:span text:style-name="T24">$file</text:span><text:span text:style-name="T26">, тип: "</text:span><text:span text:style-name="T25"> . </text:span><text:span text:style-name="T19">filetype</text:span><text:span text:style-name="T23">(</text:span><text:span text:style-name="T24">$dir</text:span><text:span text:style-name="T25"> . </text:span><text:span text:style-name="T24">$file</text:span><text:span text:style-name="T23">)</text:span><text:span text:style-name="T25"> . </text:span><text:span text:style-name="T26">"\n"</text:span><text:span text:style-name="T25">;</text:span></text:p>
            <text:p text:style-name="P10"><text:span text:style-name="T25"><text:s text:c="4"/></text:span><text:span text:style-name="T23">}</text:span></text:p>
            <text:p text:style-name="P10"><text:span text:style-name="T25"><text:s text:c="4"/></text:span><text:span text:style-name="T19">closedir</text:span><text:span text:style-name="T23">(</text:span><text:span text:style-name="T24">$dh</text:span><text:span text:style-name="T23">)</text:span><text:span text:style-name="T25">;</text:span></text:p>
            <text:p text:style-name="P10"><text:span text:style-name="T19"><text:s text:c="2"/></text:span><text:span text:style-name="T23">}</text:span></text:p>
            <text:p text:style-name="P10"><text:span text:style-name="T23">}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рок №5. Ввод и вывод" draw:style-name="dp1" draw:master-page-name="Обычный_5f_" presentation:presentation-page-layout-name="AL1T0" xml:id="id30" draw:id="id30">
        <office:forms form:automatic-focus="false" form:apply-design-mode="false"/>
        <draw:frame presentation:style-name="pr6" draw:text-style-name="P12" draw:layer="layout" svg:width="25.199cm" svg:height="3.473cm" svg:x="1.404cm" svg:y="0.386cm" presentation:class="title" presentation:placeholder="true" presentation:user-transformed="true">
          <draw:text-box/>
        </draw:frame>
        <draw:frame presentation:style-name="pr7" draw:text-style-name="P14" draw:layer="layout" svg:width="26cm" svg:height="5.299cm" svg:x="1cm" svg:y="7.851cm" presentation:class="title" presentation:user-transformed="true">
          <draw:text-box>
            <text:p text:style-name="P13"><text:span text:style-name="T27">Ввод и вывод</text:span></text:p>
          </draw:text-box>
        </draw:frame>
        <draw:frame draw:style-name="gr21" draw:text-style-name="P15" draw:layer="layout" svg:width="12.131cm" svg:height="2.176cm" svg:x="1cm" svg:y="17.824cm">
          <draw:text-box>
            <text:p text:style-name="P3"><text:span text:style-name="T7"/></text:p>
            <text:p text:style-name="P3"><text:span text:style-name="T7"/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открыть файл или URL?" draw:style-name="dp1" draw:master-page-name="Обычный" presentation:presentation-page-layout-name="AL1T0" xml:id="id31" draw:id="id31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Как открыть файл или URL?</text:span></text:p>
          </draw:text-box>
        </draw:frame>
        <draw:frame draw:style-name="gr22" draw:text-style-name="P5" xml:id="id32" draw:id="id32" draw:layer="layout" svg:width="25.998cm" svg:height="5.998cm" svg:x="1.001cm" svg:y="4cm">
          <draw:text-box>
            <text:p text:style-name="P9"><text:span text:style-name="T2">resource</text:span><text:span text:style-name="T3"> </text:span><text:span text:style-name="T4">fopen</text:span><text:span text:style-name="T6"> </text:span><text:span text:style-name="T3">(</text:span></text:p>
            <text:p text:style-name="P9"><text:span text:style-name="T3"><text:s text:c="4"/></text:span><text:span text:style-name="T2">string</text:span><text:span text:style-name="T4"> filename</text:span><text:span text:style-name="T3">, </text:span><text:span text:style-name="T2">string</text:span><text:span text:style-name="T3"> </text:span><text:span text:style-name="T4">mode</text:span></text:p>
            <text:p text:style-name="P9"><text:span text:style-name="T4"><text:s text:c="4"/></text:span><text:span text:style-name="T3">[, </text:span><text:span text:style-name="T2">bool</text:span><text:span text:style-name="T3"> </text:span><text:span text:style-name="T4">use_include_path</text:span><text:span text:style-name="T3"> [, </text:span><text:span text:style-name="T2">resource</text:span><text:span text:style-name="T3"> </text:span><text:span text:style-name="T4">context </text:span><text:span text:style-name="T3">]]</text:span></text:p>
            <text:p text:style-name="P9"><text:span text:style-name="T3">)</text:span></text:p>
            <text:p text:style-name="P16"><text:span text:style-name="T8">Функция открывает указанный аргументом </text:span><text:span text:style-name="T28">filename</text:span><text:span text:style-name="T8"> поток ввода-вывода (файл) в режиме </text:span><text:span text:style-name="T28">mode</text:span><text:span text:style-name="T8"> и возвращает соответствующий дескриптор.</text:span></text:p>
          </draw:text-box>
        </draw:frame>
        <draw:frame draw:style-name="gr23" draw:text-style-name="P11" xml:id="id33" draw:id="id33" draw:layer="layout" svg:width="25.998cm" svg:height="4.815cm" svg:x="1cm" svg:y="10.625cm">
          <draw:text-box>
            <text:p text:style-name="P10"><text:span text:style-name="T20">$fp</text:span><text:span text:style-name="T21"> = </text:span><text:span text:style-name="T29">fopen</text:span><text:span text:style-name="T30">(</text:span><text:span text:style-name="T22">'/home/rasmus/file.txt'</text:span><text:span text:style-name="T21">, </text:span><text:span text:style-name="T22">'r'</text:span><text:span text:style-name="T30">)</text:span><text:span text:style-name="T21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/home/rasmus/file.gif'</text:span><text:span text:style-name="T25">, </text:span><text:span text:style-name="T26">'wb'</text:span><text:span text:style-name="T23">)</text:span><text:span text:style-name="T25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http://php.net/'</text:span><text:span text:style-name="T25">, </text:span><text:span text:style-name="T26">'r'</text:span><text:span text:style-name="T23">)</text:span><text:span text:style-name="T25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ftp://user:password@example.com/'</text:span><text:span text:style-name="T25">, </text:span><text:span text:style-name="T26">'w'</text:span><text:span text:style-name="T23">)</text:span><text:span text:style-name="T25">;</text:span></text:p>
            <text:p text:style-name="P10"><text:span text:style-name="T24">$fp</text:span><text:span text:style-name="T25"> = </text:span><text:span text:style-name="T19">fopen</text:span><text:span text:style-name="T30">(</text:span><text:span text:style-name="T26">'c:\\data\\info.txt'</text:span><text:span text:style-name="T25">, </text:span><text:span text:style-name="T26">'r'</text:span><text:span text:style-name="T23">)</text:span><text:span text:style-name="T25">;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открыть файл для записи?" draw:style-name="dp1" draw:master-page-name="Обычный" presentation:presentation-page-layout-name="AL1T0" xml:id="id34" draw:id="id34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Как открыть файл для записи?</text:span></text:p>
          </draw:text-box>
        </draw:frame>
        <draw:frame draw:style-name="gr24" draw:text-style-name="P17" xml:id="id35" draw:id="id35" draw:layer="layout" svg:width="25.995cm" svg:height="2.176cm" svg:x="1.002cm" svg:y="4cm">
          <draw:text-box>
            <text:p text:style-name="P16"><text:span text:style-name="T31">'w'</text:span><text:span text:style-name="T32">, </text:span><text:span text:style-name="T33">'a'</text:span><text:span text:style-name="T32">,</text:span><text:span text:style-name="T34"> </text:span><text:span text:style-name="T33">'x'</text:span><text:span text:style-name="T34">,</text:span><text:span text:style-name="T34"><text:tab/></text:span><text:span text:style-name="T33">'c'</text:span><text:span text:style-name="T34"> - Открывает файл только для записи.</text:span></text:p>
            <text:p text:style-name="P16"><text:span text:style-name="T34">Если файл не существует - пытается его создать.</text:span></text:p>
          </draw:text-box>
        </draw:frame>
        <draw:frame draw:style-name="gr25" draw:text-style-name="P17" xml:id="id37" draw:id="id37" draw:layer="layout" svg:width="25.995cm" svg:height="1.102cm" svg:x="1cm" svg:y="9.398cm">
          <draw:text-box>
            <text:p text:style-name="P16"><text:span text:style-name="T35">'a'</text:span><text:span text:style-name="T36"> - </text:span><text:span text:style-name="T8">Помещает указатель в конец файла.</text:span></text:p>
          </draw:text-box>
        </draw:frame>
        <draw:frame draw:style-name="gr26" draw:text-style-name="P17" xml:id="id39" draw:id="id39" draw:layer="layout" svg:width="26cm" svg:height="1.1cm" svg:x="1cm" svg:y="13.7cm">
          <draw:text-box>
            <text:p text:style-name="P16"><text:span text:style-name="T31">'a'</text:span><text:span text:style-name="T32">, </text:span><text:span text:style-name="T31">'c'</text:span><text:span text:style-name="T34"> - Если файл существует, то он не обрезается.</text:span></text:p>
          </draw:text-box>
        </draw:frame>
        <draw:frame draw:style-name="gr27" draw:text-style-name="P17" xml:id="id36" draw:id="id36" draw:layer="layout" svg:width="25.998cm" svg:height="1.1cm" svg:x="1.002cm" svg:y="7.8cm">
          <draw:text-box>
            <text:p text:style-name="P16"><text:span text:style-name="T35">'w'</text:span><text:span text:style-name="T37">,</text:span><text:span text:style-name="T35"> </text:span><text:span text:style-name="T38">'x'</text:span><text:span text:style-name="T36">,</text:span><text:span text:style-name="T36"><text:tab/></text:span><text:span text:style-name="T38">'c'</text:span><text:span text:style-name="T8"> - Помещает указатель в начало файла.</text:span></text:p>
          </draw:text-box>
        </draw:frame>
        <draw:frame draw:style-name="gr28" draw:text-style-name="P17" xml:id="id40" draw:id="id40" draw:layer="layout" svg:width="25.998cm" svg:height="2.326cm" svg:x="1.002cm" svg:y="16.4cm">
          <draw:text-box>
            <text:p text:style-name="P16"><text:span text:style-name="T38">'x'</text:span><text:span text:style-name="T8"> - Если файл существует возвращает </text:span><text:span text:style-name="T39">false</text:span><text:span text:style-name="T8"> и выдаст ошибку уровня </text:span><text:span text:style-name="T39">E_WARNING</text:span><text:span text:style-name="T8">.</text:span></text:p>
          </draw:text-box>
        </draw:frame>
        <draw:frame draw:style-name="gr29" draw:text-style-name="P17" xml:id="id38" draw:id="id38" draw:layer="layout" svg:width="25.998cm" svg:height="1.1cm" svg:x="1.002cm" svg:y="12.1cm">
          <draw:text-box>
            <text:p text:style-name="P16"><text:span text:style-name="T35">'w'</text:span><text:span text:style-name="T8"> - Обрезает файл до нулевой длины.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записать в файл?" draw:style-name="dp1" draw:master-page-name="Обычный" presentation:presentation-page-layout-name="AL1T0" xml:id="id41" draw:id="id41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записать в файл?</text:span></text:p>
          </draw:text-box>
        </draw:frame>
        <draw:frame draw:style-name="gr10" draw:text-style-name="P4" xml:id="id43" draw:id="id43" draw:layer="layout" svg:width="25.998cm" svg:height="2.265cm" svg:x="1.002cm" svg:y="10.426cm">
          <draw:text-box>
            <text:p text:style-name="P2"><text:span text:style-name="T2">int</text:span><text:span text:style-name="T3"> </text:span><text:span text:style-name="T4">fputs</text:span><text:span text:style-name="T6"> ( </text:span><text:span text:style-name="T2">resource</text:span><text:span text:style-name="T4"> handle</text:span><text:span text:style-name="T3">, </text:span><text:span text:style-name="T2">string</text:span><text:span text:style-name="T4"> str</text:span><text:span text:style-name="T3"> [, </text:span><text:span text:style-name="T2">int</text:span><text:span text:style-name="T3"> </text:span><text:span text:style-name="T4">length</text:span><text:span text:style-name="T6"> </text:span><text:span text:style-name="T3">])</text:span></text:p>
            <text:p text:style-name="P3"><text:span text:style-name="T9">Синоним </text:span><text:span text:style-name="T11">fwrite()</text:span><text:span text:style-name="T9">.</text:span></text:p>
          </draw:text-box>
        </draw:frame>
        <draw:frame draw:style-name="gr30" draw:text-style-name="P5" xml:id="id42" draw:id="id42" draw:layer="layout" svg:width="25.998cm" svg:height="5.732cm" svg:x="1.001cm" svg:y="4cm">
          <draw:text-box>
            <text:p text:style-name="P2"><text:span text:style-name="T2">int</text:span><text:span text:style-name="T3"> </text:span><text:span text:style-name="T4">fwrite</text:span><text:span text:style-name="T6"> ( </text:span><text:span text:style-name="T2">resource</text:span><text:span text:style-name="T4"> handle</text:span><text:span text:style-name="T6">, </text:span><text:span text:style-name="T2">string</text:span><text:span text:style-name="T4"> str</text:span><text:span text:style-name="T6"> </text:span><text:span text:style-name="T3">[, </text:span><text:span text:style-name="T2">int</text:span><text:span text:style-name="T3"> </text:span><text:span text:style-name="T4">length</text:span><text:span text:style-name="T6"> </text:span><text:span text:style-name="T3">])</text:span></text:p>
            <text:p text:style-name="P3"><text:span text:style-name="T8">Бинарно-безопасная запись в файл.</text:span></text:p>
            <text:p text:style-name="P3"><text:span text:style-name="T8">Записывает содержимое </text:span><text:span text:style-name="T28">str</text:span><text:span text:style-name="T8"> в файловый поток </text:span><text:span text:style-name="T28">handle</text:span><text:span text:style-name="T8">.</text:span></text:p>
            <text:p text:style-name="P3"><text:span text:style-name="T8">Запись прекратится когда </text:span><text:span text:style-name="T28">length</text:span><text:span text:style-name="T8"> байтов будут записаны или будет достигнут конец строки </text:span><text:span text:style-name="T28">str</text:span><text:span text:style-name="T8">.</text:span></text:p>
          </draw:text-box>
        </draw:frame>
        <draw:frame draw:style-name="gr3" draw:text-style-name="P7" xml:id="id44" draw:id="id44" draw:layer="layout" svg:width="25.998cm" svg:height="2.266cm" svg:x="1cm" svg:y="13.401cm">
          <draw:text-box>
            <text:p text:style-name="P9"><text:span text:style-name="T2">bool</text:span><text:span text:style-name="T3"> </text:span><text:span text:style-name="T4">ftruncate</text:span><text:span text:style-name="T6"> ( </text:span><text:span text:style-name="T2">resource</text:span><text:span text:style-name="T4"> handle</text:span><text:span text:style-name="T3">, </text:span><text:span text:style-name="T2">int</text:span><text:span text:style-name="T3"> </text:span><text:span text:style-name="T4">size</text:span><text:span text:style-name="T6"> </text:span><text:span text:style-name="T3">)</text:span></text:p>
            <text:p text:style-name="P6"><text:span text:style-name="T8">Урезает файл до указанной длинны </text:span><text:span text:style-name="T28">size</text:span><text:span text:style-name="T8">.</text:span></text:p>
          </draw:text-box>
        </draw:frame>
        <draw:frame draw:style-name="gr10" draw:text-style-name="P4" xml:id="id45" draw:id="id45" draw:layer="layout" svg:width="25.998cm" svg:height="2.265cm" svg:x="1.001cm" svg:y="16.326cm">
          <draw:text-box>
            <text:p text:style-name="P2"><text:span text:style-name="T2">int</text:span><text:span text:style-name="T3"> </text:span><text:span text:style-name="T4">filesize</text:span><text:span text:style-name="T6"> ( </text:span><text:span text:style-name="T2">string</text:span><text:span text:style-name="T4"> filename</text:span><text:span text:style-name="T6"> </text:span><text:span text:style-name="T3">)</text:span></text:p>
            <text:p text:style-name="P3"><text:span text:style-name="T9">Функция возвращает размер файла.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открыть файл для чтения?" draw:style-name="dp1" draw:master-page-name="Обычный" presentation:presentation-page-layout-name="AL1T0" xml:id="id46" draw:id="id46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Как открыть файл для чтения?</text:span></text:p>
          </draw:text-box>
        </draw:frame>
        <draw:frame draw:style-name="gr31" draw:text-style-name="P17" xml:id="id48" draw:id="id48" draw:layer="layout" svg:width="25.995cm" svg:height="2.176cm" svg:x="1.003cm" svg:y="6.795cm">
          <draw:text-box>
            <text:p text:style-name="P16"><text:span text:style-name="T35">'r+'</text:span><text:span text:style-name="T8"> - Открывает файл для чтения и записи.</text:span></text:p>
            <text:p text:style-name="P16"><text:span text:style-name="T8">Помещает указатель в начало файла.</text:span></text:p>
          </draw:text-box>
        </draw:frame>
        <draw:frame draw:style-name="gr32" draw:text-style-name="P17" xml:id="id47" draw:id="id47" draw:layer="layout" svg:width="25.995cm" svg:height="2.176cm" svg:x="1.003cm" svg:y="4cm">
          <draw:text-box>
            <text:p text:style-name="P16"><text:span text:style-name="T35">'r'</text:span><text:span text:style-name="T8"> - Открывает файл только для чтения.</text:span></text:p>
            <text:p text:style-name="P16"><text:span text:style-name="T8">Помещает указатель в начало файла.</text:span></text:p>
          </draw:text-box>
        </draw:frame>
        <draw:frame draw:style-name="gr33" draw:text-style-name="P17" xml:id="id49" draw:id="id49" draw:layer="layout" svg:width="25.995cm" svg:height="2.176cm" svg:x="1.005cm" svg:y="9.6cm">
          <draw:text-box>
            <text:p text:style-name="P16"><text:span text:style-name="T35">'w+'</text:span><text:span text:style-name="T36">, </text:span><text:span text:style-name="T35">'a+'</text:span><text:span text:style-name="T37">, </text:span><text:span text:style-name="T35">'x+'</text:span><text:span text:style-name="T37">, </text:span><text:span text:style-name="T35">'c+'</text:span><text:span text:style-name="T8"> - эти режимы имеют аналогичное поведение,</text:span><text:span text:style-name="T8"><text:line-break/></text:span><text:span text:style-name="T8">как </text:span><text:span text:style-name="T40">'w', 'a', 'x', 'c'</text:span><text:span text:style-name="T8">, но добавляют возможность чтения данных из файла.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читать из файла?" draw:style-name="dp1" draw:master-page-name="Обычный" presentation:presentation-page-layout-name="AL1T0" xml:id="id50" draw:id="id50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читать из файла?</text:span></text:p>
          </draw:text-box>
        </draw:frame>
        <draw:frame draw:style-name="gr34" draw:text-style-name="P4" xml:id="id52" draw:id="id52" draw:layer="layout" svg:width="25.998cm" svg:height="3.42cm" svg:x="1.002cm" svg:y="6.925cm">
          <draw:text-box>
            <text:p text:style-name="P2"><text:span text:style-name="T2">string</text:span><text:span text:style-name="T3"> </text:span><text:span text:style-name="T4">fgets</text:span><text:span text:style-name="T6"> ( </text:span><text:span text:style-name="T2">resource</text:span><text:span text:style-name="T4"> handle</text:span><text:span text:style-name="T6"> [, </text:span><text:span text:style-name="T2">int</text:span><text:span text:style-name="T6"> </text:span><text:span text:style-name="T4">length</text:span><text:span text:style-name="T6"> ]</text:span><text:span text:style-name="T3">)</text:span></text:p>
            <text:p text:style-name="P3"><text:span text:style-name="T9">Читает строку из файла</text:span><text:span text:style-name="T5">.</text:span></text:p>
            <text:p text:style-name="P3"><text:span text:style-name="T5">Чтение заканчивается по достижении </text:span><text:span text:style-name="T15">length</text:span><text:span text:style-name="T5"> - 1.</text:span></text:p>
          </draw:text-box>
        </draw:frame>
        <draw:frame draw:style-name="gr35" draw:text-style-name="P5" xml:id="id51" draw:id="id51" draw:layer="layout" svg:width="25.998cm" svg:height="2.266cm" svg:x="1.001cm" svg:y="4cm">
          <draw:text-box>
            <text:p text:style-name="P2"><text:span text:style-name="T2">string</text:span><text:span text:style-name="T3"> </text:span><text:span text:style-name="T4">fgetc</text:span><text:span text:style-name="T6"> ( </text:span><text:span text:style-name="T2">resource</text:span><text:span text:style-name="T4"> handle</text:span><text:span text:style-name="T6"> </text:span><text:span text:style-name="T3">)</text:span></text:p>
            <text:p text:style-name="P3"><text:span text:style-name="T7">Считывает символ из переданного указателя на файл.</text:span></text:p>
          </draw:text-box>
        </draw:frame>
        <draw:frame draw:style-name="gr36" draw:text-style-name="P7" xml:id="id53" draw:id="id53" draw:layer="layout" svg:width="25.998cm" svg:height="3.421cm" svg:x="1cm" svg:y="11cm">
          <draw:text-box>
            <text:p text:style-name="P9"><text:span text:style-name="T2">string</text:span><text:span text:style-name="T3"> </text:span><text:span text:style-name="T4">fread</text:span><text:span text:style-name="T6"> ( </text:span><text:span text:style-name="T2">resource</text:span><text:span text:style-name="T4"> handle</text:span><text:span text:style-name="T3"> [, </text:span><text:span text:style-name="T2">int</text:span><text:span text:style-name="T3"> </text:span><text:span text:style-name="T4">length</text:span><text:span text:style-name="T6"> </text:span><text:span text:style-name="T3">])</text:span></text:p>
            <text:p text:style-name="P6"><text:span text:style-name="T8">Бинарно-безопасное чтение файла.</text:span></text:p>
            <text:p text:style-name="P6"><text:span text:style-name="T8">Читает до </text:span><text:span text:style-name="T28">length</text:span><text:span text:style-name="T8"> байт из файлового указателя.</text:span></text:p>
          </draw:text-box>
        </draw:frame>
        <draw:frame draw:style-name="gr37" draw:text-style-name="P5" xml:id="id54" draw:id="id54" draw:layer="layout" svg:width="25.998cm" svg:height="3.42cm" svg:x="1cm" svg:y="15.101cm">
          <draw:text-box>
            <text:p text:style-name="P2"><text:span text:style-name="T2">bool</text:span><text:span text:style-name="T3"> </text:span><text:span text:style-name="T4">feof</text:span><text:span text:style-name="T6"> ( </text:span><text:span text:style-name="T2">resource</text:span><text:span text:style-name="T4"> handle</text:span><text:span text:style-name="T6"> </text:span><text:span text:style-name="T3">)</text:span></text:p>
            <text:p text:style-name="P3"><text:span text:style-name="T12">Функция возвращает </text:span><text:span text:style-name="T11">TRUE</text:span><text:span text:style-name="T12">, если указатель файла указывает на EOF или произошла ошибка.</text:span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закрыть файл?" draw:style-name="dp1" draw:master-page-name="Обычный" presentation:presentation-page-layout-name="AL1T0" xml:id="id55" draw:id="id55">
        <office:forms form:automatic-focus="false" form:apply-design-mode="false"/>
        <draw:frame presentation:style-name="pr1" draw:text-style-name="P1" draw:layer="layout" svg:width="25.997cm" svg:height="2.164cm" svg:x="1.003cm" svg:y="1cm" presentation:class="title" presentation:user-transformed="true">
          <draw:text-box>
            <text:p><text:span text:style-name="T1">Как закрыть файл?</text:span></text:p>
          </draw:text-box>
        </draw:frame>
        <draw:frame draw:style-name="gr38" draw:text-style-name="P11" xml:id="id57" draw:id="id57" draw:layer="layout" svg:width="25.998cm" svg:height="1.881cm" svg:x="1.001cm" svg:y="6.828cm">
          <draw:text-box>
            <text:p text:style-name="P10"><text:span text:style-name="T20">$fp</text:span><text:span text:style-name="T21"> = </text:span><text:span text:style-name="T29">fopen</text:span><text:span text:style-name="T30">(</text:span><text:span text:style-name="T22">'/home/rasmus/file.txt'</text:span><text:span text:style-name="T21">, </text:span><text:span text:style-name="T22">'r'</text:span><text:span text:style-name="T30">)</text:span><text:span text:style-name="T21">;</text:span></text:p>
            <text:p text:style-name="P10"><text:span text:style-name="T29">fclose</text:span><text:span text:style-name="T30">(</text:span><text:span text:style-name="T20">$fp</text:span><text:span text:style-name="T30">)</text:span><text:span text:style-name="T21">;</text:span></text:p>
          </draw:text-box>
        </draw:frame>
        <draw:frame draw:style-name="gr39" draw:text-style-name="P5" xml:id="id56" draw:id="id56" draw:layer="layout" svg:width="25.998cm" svg:height="2.265cm" svg:x="1cm" svg:y="4cm">
          <draw:text-box>
            <text:p text:style-name="P9"><text:span text:style-name="T2">bool</text:span><text:span text:style-name="T3"> </text:span><text:span text:style-name="T4">fclose</text:span><text:span text:style-name="T6"> ( </text:span><text:span text:style-name="T2">resource</text:span><text:span text:style-name="T4"> handle </text:span><text:span text:style-name="T3">)</text:span></text:p>
            <text:p text:style-name="P16"><text:span text:style-name="T8">Функция <text:s/>закрывает файл, на который указывает дескриптор </text:span><text:span text:style-name="T28">handle</text:span><text:span text:style-name="T8">.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5.2" draw:style-name="dp1" draw:master-page-name="Обычный" presentation:presentation-page-layout-name="AL1T0" xml:id="id58" draw:id="id58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Примеры</text:span></text:p>
          </draw:text-box>
        </draw:frame>
        <draw:frame draw:style-name="gr40" draw:text-style-name="P19" xml:id="id60" draw:id="id60" draw:layer="layout" svg:width="25.995cm" svg:height="6.771cm" svg:x="1.001cm" svg:y="7.519cm">
          <draw:text-box>
            <text:p text:style-name="P18"><text:span text:style-name="T20">$fp</text:span><text:span text:style-name="T21"> = </text:span><text:span text:style-name="T20">@</text:span><text:span text:style-name="T29">fopen</text:span><text:span text:style-name="T30">(</text:span><text:span text:style-name="T22">'</text:span><text:span text:style-name="T26">/tmp/inputfile.txt'</text:span><text:span text:style-name="T25">, </text:span><text:span text:style-name="T26">'r'</text:span><text:span text:style-name="T23">)</text:span><text:span text:style-name="T25">;</text:span></text:p>
            <text:p text:style-name="P18"><text:span text:style-name="T23"/></text:p>
            <text:p text:style-name="P18"><text:span text:style-name="T23">if (</text:span><text:span text:style-name="T20">$fp</text:span><text:span text:style-name="T23">) {</text:span></text:p>
            <text:p text:style-name="P18"><text:span text:style-name="T25"><text:s text:c="2"/></text:span><text:span text:style-name="T23">while (</text:span><text:span text:style-name="T25">!</text:span><text:span text:style-name="T19">feof</text:span><text:span text:style-name="T23">(</text:span><text:span text:style-name="T20">$fp</text:span><text:span text:style-name="T23">)) {</text:span></text:p>
            <text:p text:style-name="P18"><text:span text:style-name="T19"><text:s text:c="4"/></text:span><text:span text:style-name="T24">$buffer</text:span><text:span text:style-name="T25"> = </text:span><text:span text:style-name="T19">fgets</text:span><text:span text:style-name="T23">(</text:span><text:span text:style-name="T20">$fp</text:span><text:span text:style-name="T25">, </text:span><text:span text:style-name="T41">4096</text:span><text:span text:style-name="T23">)</text:span><text:span text:style-name="T25">;</text:span></text:p>
            <text:p text:style-name="P18"><text:span text:style-name="T25"><text:s text:c="4"/></text:span><text:span text:style-name="T23">echo</text:span><text:span text:style-name="T25"> </text:span><text:span text:style-name="T24">$buffer</text:span><text:span text:style-name="T25">;</text:span></text:p>
            <text:p text:style-name="P18"><text:span text:style-name="T25"><text:s text:c="2"/></text:span><text:span text:style-name="T23">}</text:span></text:p>
            <text:p text:style-name="P18"><text:span text:style-name="T23"/></text:p>
            <text:p text:style-name="P18"><text:span text:style-name="T25"><text:s text:c="2"/></text:span><text:span text:style-name="T19">fclose</text:span><text:span text:style-name="T23">(</text:span><text:span text:style-name="T20">$fp</text:span><text:span text:style-name="T23">)</text:span><text:span text:style-name="T25">;</text:span></text:p>
            <text:p text:style-name="P18"><text:span text:style-name="T23">}</text:span></text:p>
          </draw:text-box>
        </draw:frame>
        <draw:frame draw:style-name="gr41" draw:text-style-name="P19" xml:id="id59" draw:id="id59" draw:layer="layout" svg:width="25.995cm" svg:height="2.859cm" svg:x="1.003cm" svg:y="4cm">
          <draw:text-box>
            <text:p text:style-name="P18"><text:span text:style-name="T20">$filename</text:span><text:span text:style-name="T21"> = </text:span><text:span text:style-name="T22">'/usr/local/something.txt'</text:span><text:span text:style-name="T21">;</text:span></text:p>
            <text:p text:style-name="P18"><text:span text:style-name="T20">$fp</text:span><text:span text:style-name="T21"> = </text:span><text:span text:style-name="T29">fopen</text:span><text:span text:style-name="T30">(</text:span><text:span text:style-name="T20">$filename</text:span><text:span text:style-name="T25">, </text:span><text:span text:style-name="T26">'r'</text:span><text:span text:style-name="T23">)</text:span><text:span text:style-name="T25">;</text:span></text:p>
            <text:p text:style-name="P18"><text:span text:style-name="T24">$contents</text:span><text:span text:style-name="T25"> = </text:span><text:span text:style-name="T19">fread</text:span><text:span text:style-name="T30">(</text:span><text:span text:style-name="T20">$fp</text:span><text:span text:style-name="T25">, </text:span><text:span text:style-name="T19">filesize</text:span><text:span text:style-name="T23">(</text:span><text:span text:style-name="T24">$filename</text:span><text:span text:style-name="T23">))</text:span><text:span text:style-name="T25">;</text:span></text:p>
            <text:p text:style-name="P18"><text:span text:style-name="T19">fclose</text:span><text:span text:style-name="T30">(</text:span><text:span text:style-name="T20">$fp</text:span><text:span text:style-name="T30">)</text:span><text:span text:style-name="T25">;</text:span></text:p>
          </draw:text-box>
        </draw:frame>
        <draw:frame draw:style-name="gr42" draw:text-style-name="P19" xml:id="id61" draw:id="id61" draw:layer="layout" svg:width="25.995cm" svg:height="2.859cm" svg:x="1cm" svg:y="14.918cm">
          <draw:text-box>
            <text:p text:style-name="P18"><text:span text:style-name="T20">$fp</text:span><text:span text:style-name="T21"> = </text:span><text:span text:style-name="T29">fopen</text:span><text:span text:style-name="T30">(</text:span><text:span text:style-name="T22">'data</text:span><text:span text:style-name="T26">.txt'</text:span><text:span text:style-name="T25">, </text:span><text:span text:style-name="T26">'w'</text:span><text:span text:style-name="T23">)</text:span><text:span text:style-name="T25">;</text:span></text:p>
            <text:p text:style-name="P18"><text:span text:style-name="T19">fwrite</text:span><text:span text:style-name="T30">(</text:span><text:span text:style-name="T20">$fp</text:span><text:span text:style-name="T25">, </text:span><text:span text:style-name="T22">'1</text:span><text:span text:style-name="T26">'</text:span><text:span text:style-name="T23">)</text:span><text:span text:style-name="T25">;</text:span></text:p>
            <text:p text:style-name="P18"><text:span text:style-name="T19">fwrite</text:span><text:span text:style-name="T30">(</text:span><text:span text:style-name="T20">$fp</text:span><text:span text:style-name="T25">, </text:span><text:span text:style-name="T22">'23</text:span><text:span text:style-name="T26">'</text:span><text:span text:style-name="T23">)</text:span><text:span text:style-name="T25">;</text:span></text:p>
            <text:p text:style-name="P18"><text:span text:style-name="T19">fclose</text:span><text:span text:style-name="T30">(</text:span><text:span text:style-name="T20">$fp</text:span><text:span text:style-name="T23">)</text:span><text:span text:style-name="T25">;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зиция курсора" draw:style-name="dp1" draw:master-page-name="Обычный" presentation:presentation-page-layout-name="AL1T0" xml:id="id62" draw:id="id62">
        <office:forms form:automatic-focus="false" form:apply-design-mode="false"/>
        <draw:frame presentation:style-name="pr5" draw:text-style-name="P1" draw:layer="layout" svg:width="25.995cm" svg:height="2.163cm" svg:x="1.005cm" svg:y="1cm" presentation:class="title" presentation:user-transformed="true">
          <draw:text-box>
            <text:p><text:span text:style-name="T1">Позиция курсора</text:span></text:p>
          </draw:text-box>
        </draw:frame>
        <draw:frame draw:style-name="gr43" draw:text-style-name="P4" xml:id="id64" draw:id="id64" draw:layer="layout" svg:width="25.996cm" svg:height="4.575cm" svg:x="1.004cm" svg:y="7.623cm">
          <draw:text-box>
            <text:p text:style-name="P2"><text:span text:style-name="T2">string</text:span><text:span text:style-name="T3"> </text:span><text:span text:style-name="T4">fseek</text:span><text:span text:style-name="T6"> ( </text:span><text:span text:style-name="T2">resource</text:span><text:span text:style-name="T4"> handle</text:span><text:span text:style-name="T3">, </text:span><text:span text:style-name="T2">int</text:span><text:span text:style-name="T3"> </text:span><text:span text:style-name="T4">offset</text:span><text:span text:style-name="T6"> [, </text:span><text:span text:style-name="T2">int</text:span><text:span text:style-name="T6"> </text:span><text:span text:style-name="T4">whence</text:span><text:span text:style-name="T6">] </text:span><text:span text:style-name="T3">)</text:span></text:p>
            <text:p text:style-name="P3"><text:span text:style-name="T9">Установка позиции курсора файла</text:span><text:span text:style-name="T5">.</text:span></text:p>
            <text:p text:style-name="P3"><text:span text:style-name="T5">Смещение измеряется в байтах от начала файла путём прибавления параметра </text:span><text:span text:style-name="T15">offset</text:span><text:span text:style-name="T5"> к позиции, указанной в параметре </text:span><text:span text:style-name="T15">whence</text:span><text:span text:style-name="T5">.</text:span></text:p>
          </draw:text-box>
        </draw:frame>
        <draw:frame draw:style-name="gr44" draw:text-style-name="P5" xml:id="id63" draw:id="id63" draw:layer="layout" svg:width="25.996cm" svg:height="3.42cm" svg:x="1.003cm" svg:y="3.7cm">
          <draw:text-box>
            <text:p text:style-name="P2"><text:span text:style-name="T2">int</text:span><text:span text:style-name="T3"> </text:span><text:span text:style-name="T4">ftell</text:span><text:span text:style-name="T6"> ( </text:span><text:span text:style-name="T2">resource</text:span><text:span text:style-name="T4"> handle</text:span><text:span text:style-name="T6"> )</text:span></text:p>
            <text:p text:style-name="P3"><text:span text:style-name="T8">Возвращает позицию файлового указателя </text:span><text:span text:style-name="T11">handle</text:span><text:span text:style-name="T9"> - смещение в файловом потоке.</text:span></text:p>
          </draw:text-box>
        </draw:frame>
        <draw:frame draw:style-name="gr45" draw:text-style-name="P20" xml:id="id65" draw:id="id65" draw:layer="layout" svg:width="25.996cm" svg:height="3.331cm" svg:x="1.002cm" svg:y="12.697cm">
          <draw:text-box>
            <text:p text:style-name="P3"><text:span text:style-name="T42">SEEK_SET</text:span><text:span text:style-name="T10"> - смещение в </text:span><text:span text:style-name="T11">offset</text:span><text:span text:style-name="T10"> байт (по-умолчанию).</text:span></text:p>
            <text:p text:style-name="P3"><text:span text:style-name="T42">SEEK_CUR</text:span><text:span text:style-name="T10"> - смещение в текущее положение плюс </text:span><text:span text:style-name="T11">offset</text:span><text:span text:style-name="T10">.</text:span></text:p>
            <text:p text:style-name="P3"><text:span text:style-name="T42">SEEK_END</text:span><text:span text:style-name="T10"> - смещение в конец файла плюс </text:span><text:span text:style-name="T11">offset</text:span><text:span text:style-name="T10">.</text:span></text:p>
          </draw:text-box>
        </draw:frame>
        <draw:frame draw:style-name="gr46" draw:text-style-name="P21" xml:id="id66" draw:id="id66" draw:layer="layout" svg:width="25.996cm" svg:height="3.42cm" svg:x="1cm" svg:y="16.58cm">
          <draw:text-box>
            <text:p text:style-name="P2"><text:span text:style-name="T2">bool</text:span><text:span text:style-name="T3"> </text:span><text:span text:style-name="T4">rewind</text:span><text:span text:style-name="T6"> ( </text:span><text:span text:style-name="T2">resourc</text:span><text:span text:style-name="T4">e handle</text:span><text:span text:style-name="T3"> </text:span><text:span text:style-name="T43">)</text:span></text:p>
            <text:p text:style-name="P3"><text:span text:style-name="T9">Установка курсора на начало файлового потока.</text:span></text:p>
            <text:p text:style-name="P3"><text:span text:style-name="T9">Эквивалентно fseek(fp, 0).</text:span></text:p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читать файл в массив?" draw:style-name="dp1" draw:master-page-name="Обычный" presentation:presentation-page-layout-name="AL1T0" xml:id="id67" draw:id="id67">
        <office:forms form:automatic-focus="false" form:apply-design-mode="false"/>
        <draw:frame presentation:style-name="pr9" draw:text-style-name="P1" draw:layer="layout" svg:width="25.998cm" svg:height="2.162cm" svg:x="1.002cm" svg:y="1cm" presentation:class="title" presentation:user-transformed="true">
          <draw:text-box>
            <text:p><text:span text:style-name="T1">Как прочитать файл в массив?</text:span></text:p>
          </draw:text-box>
        </draw:frame>
        <draw:frame draw:style-name="gr47" draw:text-style-name="P5" xml:id="id68" draw:id="id68" draw:layer="layout" svg:width="25.999cm" svg:height="2.5cm" svg:x="1cm" svg:y="4cm">
          <draw:text-box>
            <text:p text:style-name="P2"><text:span text:style-name="T2">bool</text:span><text:span text:style-name="T3"> </text:span><text:span text:style-name="T4">file</text:span><text:span text:style-name="T6"> ( </text:span><text:span text:style-name="T2">string</text:span><text:span text:style-name="T4"> filename</text:span><text:span text:style-name="T3"> [, </text:span><text:span text:style-name="T2">int</text:span><text:span text:style-name="T3"> </text:span><text:span text:style-name="T4">flags</text:span><text:span text:style-name="T3"> [, </text:span><text:span text:style-name="T2">resource</text:span><text:span text:style-name="T3"> </text:span><text:span text:style-name="T4">context</text:span><text:span text:style-name="T6"> </text:span><text:span text:style-name="T3">]])</text:span></text:p>
            <text:p text:style-name="P22"><text:span text:style-name="T12">Читает содержимое файла и помещает его в массив.</text:span></text:p>
          </draw:text-box>
        </draw:frame>
        <draw:frame draw:style-name="gr48" draw:text-style-name="P17" xml:id="id69" draw:id="id69" draw:layer="layout" svg:width="25.995cm" svg:height="5.791cm" svg:x="1cm" svg:y="7.109cm">
          <draw:text-box>
            <text:p text:style-name="P22"><text:span text:style-name="T9">Аргумент </text:span><text:span text:style-name="T44">flags</text:span><text:span text:style-name="T9"> это битовая маска, состоящая из констант</text:span><text:span text:style-name="T12">:</text:span></text:p>
            <text:list text:style-name="L3">
              <text:list-item>
                <text:p text:style-name="P22"><text:span text:style-name="T45">FILE_USE_INCLUDE_PATH</text:span></text:p>
              </text:list-item>
              <text:list-item>
                <text:p text:style-name="P22"><text:span text:style-name="T45">FILE_IGNORE_NEW_LINES</text:span></text:p>
              </text:list-item>
            </text:list>
            <text:list text:style-name="L2">
              <text:list-item>
                <text:p text:style-name="P22"><text:span text:style-name="T45">FILE_SKIP_EMPTY_LINES</text:span><text:span text:style-name="T12">.</text:span></text:p>
              </text:list-item>
            </text:list>
            <text:p text:style-name="P22"><text:span text:style-name="T12">Например: </text:span><text:span text:style-name="T39">FILE_IGNORE_NEW_LINES | FILE_SKIP_EMPTY_LINES</text:span></text:p>
          </draw:text-box>
        </draw:frame>
        <draw:frame draw:style-name="gr49" draw:text-style-name="P23" xml:id="id70" draw:id="id70" draw:layer="layout" svg:width="25.998cm" svg:height="3.837cm" svg:x="1.001cm" svg:y="13.567cm">
          <draw:text-box>
            <text:p text:style-name="P10"><text:span text:style-name="T19">file</text:span><text:span text:style-name="T46">(</text:span></text:p>
            <text:p text:style-name="P10"><text:span text:style-name="T46"><text:s text:c="4"/></text:span><text:span text:style-name="T26">'/etc/passwd'</text:span><text:span text:style-name="T25">,</text:span></text:p>
            <text:p text:style-name="P10"><text:span text:style-name="T25"><text:s text:c="4"/></text:span><text:span text:style-name="T47">FILE_IGNORE_NEW_LINES | FILE_SKIP_EMPTY_LINES</text:span></text:p>
            <text:p text:style-name="P10"><text:span text:style-name="T46">)</text:span><text:span text:style-name="T48">;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рочитать файл в строку?" draw:style-name="dp1" draw:master-page-name="Обычный" presentation:presentation-page-layout-name="AL1T0" xml:id="id71" draw:id="id71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прочитать файл в строку?</text:span></text:p>
          </draw:text-box>
        </draw:frame>
        <draw:frame draw:style-name="gr50" draw:text-style-name="P4" xml:id="id72" draw:id="id72" draw:layer="layout" svg:width="25.998cm" svg:height="5.998cm" svg:x="1cm" svg:y="4cm">
          <draw:text-box>
            <text:p text:style-name="P2"><text:span text:style-name="T2">string</text:span><text:span text:style-name="T3"> </text:span><text:span text:style-name="T4">file_get_contents</text:span><text:span text:style-name="T3"> (</text:span></text:p>
            <text:p text:style-name="P2"><text:span text:style-name="T3"><text:s text:c="4"/></text:span><text:span text:style-name="T2">string</text:span><text:span text:style-name="T4"> filename</text:span><text:span text:style-name="T3"> [, </text:span><text:span text:style-name="T2">bool</text:span><text:span text:style-name="T3"> </text:span><text:span text:style-name="T4">use_include_path</text:span></text:p>
            <text:p text:style-name="P2"><text:span text:style-name="T3"><text:s text:c="4"/></text:span><text:span text:style-name="T3">[, </text:span><text:span text:style-name="T2">resource</text:span><text:span text:style-name="T3"> </text:span><text:span text:style-name="T4">context</text:span><text:span text:style-name="T3"> [, </text:span><text:span text:style-name="T2">int</text:span><text:span text:style-name="T3"> </text:span><text:span text:style-name="T4">offset</text:span><text:span text:style-name="T3"> [, </text:span><text:span text:style-name="T2">int</text:span><text:span text:style-name="T3"> </text:span><text:span text:style-name="T4">maxlen</text:span><text:span text:style-name="T3"> ]]]]</text:span></text:p>
            <text:p text:style-name="P2"><text:span text:style-name="T3">)</text:span></text:p>
            <text:p text:style-name="P3"><text:span text:style-name="T12">Читает содержимое файла в строку,</text:span><text:span text:style-name="T12"><text:line-break/></text:span><text:span text:style-name="T12">начиная с указанного смещения </text:span><text:span text:style-name="T11">offset</text:span><text:span text:style-name="T12"> и до </text:span><text:span text:style-name="T11">maxlen</text:span><text:span text:style-name="T12"> байт.</text:span></text:p>
          </draw:text-box>
        </draw:frame>
        <draw:frame draw:style-name="gr51" draw:text-style-name="P23" xml:id="id73" draw:id="id73" draw:layer="layout" svg:width="25.998cm" svg:height="7.9cm" svg:x="1.002cm" svg:y="10.7cm">
          <draw:text-box>
            <text:p text:style-name="P10"><text:span text:style-name="T24">$postUrl</text:span><text:span text:style-name="T48"> = </text:span><text:span text:style-name="T26">'https://api.vk.com/method/wall.post?'</text:span><text:span text:style-name="T19">;</text:span></text:p>
            <text:p text:style-name="P10"><text:span text:style-name="T24">$postUrl</text:span><text:span text:style-name="T19"> </text:span><text:span text:style-name="T25">.=</text:span><text:span text:style-name="T19"> http_build_query</text:span><text:span text:style-name="T46">([</text:span></text:p>
            <text:p text:style-name="P10"><text:span text:style-name="T19"><text:s text:c="4"/></text:span><text:span text:style-name="T49">'owner_id'</text:span><text:span text:style-name="T46"> =&gt; </text:span><text:span text:style-name="T19">USER_ID</text:span><text:span text:style-name="T48">,</text:span></text:p>
            <text:p text:style-name="P10"><text:span text:style-name="T19"><text:s text:c="4"/></text:span><text:span text:style-name="T49">'message'</text:span><text:span text:style-name="T46"> =&gt; </text:span><text:span text:style-name="T49">'Привет VK API'</text:span><text:span text:style-name="T48">,</text:span></text:p>
            <text:p text:style-name="P10"><text:span text:style-name="T19"><text:s text:c="4"/></text:span><text:span text:style-name="T49">'access_token'</text:span><text:span text:style-name="T46"> =&gt; </text:span><text:span text:style-name="T19">ACCESS_TOKEN</text:span><text:span text:style-name="T48">,</text:span></text:p>
            <text:p text:style-name="P10"><text:span text:style-name="T46">])</text:span><text:span text:style-name="T48">;</text:span></text:p>
            <text:p text:style-name="P10"><text:span text:style-name="T48"/></text:p>
            <text:p text:style-name="P10"><text:span text:style-name="T24">$response</text:span><text:span text:style-name="T25"> = </text:span><text:span text:style-name="T19">file_get_contents</text:span><text:span text:style-name="T46">(</text:span><text:span text:style-name="T24">$postUrl</text:span><text:span text:style-name="T46">)</text:span><text:span text:style-name="T48">;</text:span>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записать строку в файл?" draw:style-name="dp1" draw:master-page-name="Обычный" presentation:presentation-page-layout-name="AL1T0" xml:id="id74" draw:id="id74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Как записать строку в файл?</text:span></text:p>
          </draw:text-box>
        </draw:frame>
        <draw:frame draw:style-name="gr52" draw:text-style-name="P7" xml:id="id75" draw:id="id75" draw:layer="layout" svg:width="25.998cm" svg:height="4cm" svg:x="1cm" svg:y="4cm">
          <draw:text-box>
            <text:p text:style-name="P2"><text:span text:style-name="T2">string</text:span><text:span text:style-name="T3"> </text:span><text:span text:style-name="T4">file_put_contents</text:span><text:span text:style-name="T3"> (</text:span></text:p>
            <text:p text:style-name="P2"><text:span text:style-name="T3"><text:s text:c="4"/></text:span><text:span text:style-name="T2">string</text:span><text:span text:style-name="T4"> filename</text:span><text:span text:style-name="T3">, </text:span><text:span text:style-name="T2">mixed</text:span><text:span text:style-name="T3"> </text:span><text:span text:style-name="T4">data</text:span><text:span text:style-name="T6"> </text:span><text:span text:style-name="T3">[, </text:span><text:span text:style-name="T2">int</text:span><text:span text:style-name="T3"> </text:span><text:span text:style-name="T4">flags</text:span><text:span text:style-name="T6"> </text:span><text:span text:style-name="T3">[, </text:span><text:span text:style-name="T2">resource</text:span><text:span text:style-name="T3"> </text:span><text:span text:style-name="T4">context</text:span><text:span text:style-name="T3">]]</text:span></text:p>
            <text:p text:style-name="P2"><text:span text:style-name="T3">)</text:span></text:p>
            <text:p text:style-name="P22"><text:span text:style-name="T12">Пишет строку в файл.</text:span></text:p>
          </draw:text-box>
        </draw:frame>
        <draw:frame draw:style-name="gr53" draw:text-style-name="P17" xml:id="id76" draw:id="id76" draw:layer="layout" svg:width="25.995cm" svg:height="4.546cm" svg:x="1.001cm" svg:y="8.609cm">
          <draw:text-box>
            <text:p text:style-name="P22"><text:span text:style-name="T9">Аргумент </text:span><text:span text:style-name="T44">flags</text:span><text:span text:style-name="T9"> это битовая маска, состоящая из констант</text:span><text:span text:style-name="T12">:</text:span></text:p>
            <text:list text:style-name="L3">
              <text:list-item>
                <text:p text:style-name="P22"><text:span text:style-name="T45">FILE_USE_INCLUDE_PATH</text:span></text:p>
              </text:list-item>
              <text:list-item>
                <text:p text:style-name="P22"><text:span text:style-name="T45">FILE_APPEND</text:span></text:p>
              </text:list-item>
            </text:list>
            <text:list text:style-name="L2">
              <text:list-item>
                <text:p text:style-name="P22"><text:span text:style-name="T45">LOCK_EX</text:span><text:span text:style-name="T12">.</text:span></text:p>
              </text:list-item>
            </text:list>
          </draw:text-box>
        </draw:frame>
        <draw:frame draw:style-name="gr54" draw:text-style-name="P23" xml:id="id77" draw:id="id77" draw:layer="layout" svg:width="25.998cm" svg:height="4.815cm" svg:x="1.001cm" svg:y="13.768cm">
          <draw:text-box>
            <text:p text:style-name="P10"><text:span text:style-name="T19">file_put_contents</text:span><text:span text:style-name="T46">(</text:span></text:p>
            <text:p text:style-name="P10"><text:span text:style-name="T46"><text:s text:c="4"/></text:span><text:span text:style-name="T26">'/home/itmo-it/people.txt'</text:span><text:span text:style-name="T25">,</text:span></text:p>
            <text:p text:style-name="P10"><text:span text:style-name="T25"><text:s text:c="4"/></text:span><text:span text:style-name="T26">"John Smith\n"</text:span><text:span text:style-name="T25">,</text:span></text:p>
            <text:p text:style-name="P10"><text:span text:style-name="T25"><text:s text:c="4"/></text:span><text:span text:style-name="T47">FILE_APPEND | LOCK_EX</text:span></text:p>
            <text:p text:style-name="P10"><text:span text:style-name="T46">)</text:span><text:span text:style-name="T48">;</text:span></text:p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рок №5. Загрузка файлов на сервер методом HTTP POST" draw:style-name="dp1" draw:master-page-name="Обычный_5f_" presentation:presentation-page-layout-name="AL1T0" xml:id="id78" draw:id="id78">
        <office:forms form:automatic-focus="false" form:apply-design-mode="false"/>
        <draw:frame presentation:style-name="pr6" draw:text-style-name="P12" draw:layer="layout" svg:width="25.199cm" svg:height="3.473cm" svg:x="1.404cm" svg:y="0.386cm" presentation:class="title" presentation:placeholder="true" presentation:user-transformed="true">
          <draw:text-box/>
        </draw:frame>
        <draw:frame presentation:style-name="pr7" draw:text-style-name="P25" draw:layer="layout" svg:width="26cm" svg:height="5.299cm" svg:x="1cm" svg:y="7.851cm" presentation:class="title" presentation:user-transformed="true">
          <draw:text-box>
            <text:p text:style-name="P24"><text:span text:style-name="T27">Загрузка файлов на сервер</text:span><text:span text:style-name="T27"><text:line-break/></text:span><text:span text:style-name="T27">методом HTTP POST</text:span></text:p>
          </draw:text-box>
        </draw:frame>
        <draw:frame draw:style-name="gr21" draw:text-style-name="P15" draw:layer="layout" svg:width="12.131cm" svg:height="2.176cm" svg:x="1cm" svg:y="17.824cm">
          <draw:text-box>
            <text:p text:style-name="P3"><text:span text:style-name="T7"/></text:p>
            <text:p text:style-name="P3"><text:span text:style-name="T7"/></text:p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-форма" draw:style-name="dp1" draw:master-page-name="Обычный" presentation:presentation-page-layout-name="AL1T0" xml:id="id79" draw:id="id79">
        <office:forms form:automatic-focus="false" form:apply-design-mode="false"/>
        <draw:frame presentation:style-name="pr5" draw:text-style-name="P1" draw:layer="layout" svg:width="25.994cm" svg:height="2.163cm" svg:x="1.006cm" svg:y="1cm" presentation:class="title" presentation:user-transformed="true">
          <draw:text-box>
            <text:p><text:span text:style-name="T1">HTML-форма</text:span></text:p>
          </draw:text-box>
        </draw:frame>
        <draw:frame draw:style-name="gr55" draw:text-style-name="P26" xml:id="id80" draw:id="id80" draw:layer="layout" svg:width="25.995cm" svg:height="5.053cm" svg:x="1cm" svg:y="4cm">
          <draw:text-box>
            <text:p text:style-name="P10"><text:span text:style-name="T50">&lt;form enctype</text:span><text:span text:style-name="T51">=</text:span><text:span text:style-name="T52">"multipart/form-data"</text:span><text:span text:style-name="T50"> action</text:span><text:span text:style-name="T51">=</text:span><text:span text:style-name="T52">"#"</text:span><text:span text:style-name="T50"> method</text:span><text:span text:style-name="T51">=</text:span><text:span text:style-name="T52">"post"</text:span><text:span text:style-name="T50">&gt;</text:span></text:p>
            <text:p text:style-name="P10"><text:span text:style-name="T50"><text:s text:c="6"/></text:span><text:span text:style-name="T50">&lt;input type</text:span><text:span text:style-name="T53">=</text:span><text:span text:style-name="T52">"hidden"</text:span><text:span text:style-name="T50"> name</text:span><text:span text:style-name="T53">=</text:span><text:span text:style-name="T52">"MAX_FILE_SIZE"</text:span><text:span text:style-name="T50"> value</text:span><text:span text:style-name="T53">=</text:span><text:span text:style-name="T52">"30000"</text:span><text:span text:style-name="T50">&gt;</text:span></text:p>
            <text:p text:style-name="P10"><text:span text:style-name="T50"><text:s text:c="6"/></text:span><text:span text:style-name="T51">Отправить этот файл: </text:span><text:span text:style-name="T50">&lt;input name</text:span><text:span text:style-name="T53">=</text:span><text:span text:style-name="T52">"userfile"</text:span><text:span text:style-name="T50"> type</text:span><text:span text:style-name="T53">=</text:span><text:span text:style-name="T52">"file"</text:span><text:span text:style-name="T50">&gt;</text:span></text:p>
            <text:p text:style-name="P10"><text:span text:style-name="T50"><text:s text:c="6"/></text:span><text:span text:style-name="T50">&lt;input type</text:span><text:span text:style-name="T53">=</text:span><text:span text:style-name="T52">"submit"</text:span><text:span text:style-name="T50"> value</text:span><text:span text:style-name="T53">=</text:span><text:span text:style-name="T52">"Send File"</text:span><text:span text:style-name="T50">&gt;</text:span></text:p>
            <text:p text:style-name="P10"><text:span text:style-name="T50">&lt;/form&gt;</text:span></text:p>
          </draw:text-box>
        </draw:frame>
        <draw:frame draw:style-name="gr56" draw:text-style-name="P17" xml:id="id81" draw:id="id81" draw:layer="layout" svg:width="25.995cm" svg:height="2.236cm" svg:x="1.001cm" svg:y="9.727cm">
          <draw:text-box>
            <text:p text:style-name="P16"><text:span text:style-name="T54">Обязателен</text:span><text:span text:style-name="T8"> атрибут </text:span><text:span text:style-name="T44">enctype</text:span><text:span text:style-name="T55">=</text:span><text:span text:style-name="T45">"multipart/form-data"</text:span><text:span text:style-name="T8">, в противном случае загрузка файлов на сервер выполняться не будет.</text:span></text:p>
          </draw:text-box>
        </draw:frame>
        <draw:frame draw:style-name="gr57" draw:text-style-name="P17" xml:id="id82" draw:id="id82" draw:layer="layout" svg:width="25.995cm" svg:height="4.546cm" svg:x="1cm" svg:y="12.626cm">
          <draw:text-box>
            <text:p text:style-name="P16"><text:span text:style-name="T56">MAX_FILE_SIZE</text:span><text:span text:style-name="T8"> максимально допустимый размер загружаемого файла в байтах.</text:span></text:p>
            <text:p text:style-name="P16"><text:span text:style-name="T8">Не заставляет пользователя ждать ответа от сервера, если размер выбранного файла больше допустимого.</text:span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переместить загруженный файл?" draw:style-name="dp1" draw:master-page-name="Обычный" presentation:presentation-page-layout-name="AL1T0" xml:id="id83" draw:id="id83">
        <office:forms form:automatic-focus="false" form:apply-design-mode="false"/>
        <draw:frame presentation:style-name="pr3" draw:text-style-name="P1" draw:layer="layout" svg:width="25.994cm" svg:height="2.991cm" svg:x="1.01cm" svg:y="0.949cm" presentation:class="title" presentation:user-transformed="true">
          <draw:text-box>
            <text:p><text:span text:style-name="T1">Как переместить</text:span><text:span text:style-name="T1"><text:line-break/></text:span><text:span text:style-name="T1">загруженный файл?</text:span></text:p>
          </draw:text-box>
        </draw:frame>
        <draw:frame draw:style-name="gr58" draw:text-style-name="P17" xml:id="id85" draw:id="id85" draw:layer="layout" svg:width="25.995cm" svg:height="2.176cm" svg:x="1.003cm" svg:y="9cm">
          <draw:text-box>
            <text:p text:style-name="P27"><text:span text:style-name="T8">PHP способен получать загруженные файлы из любого браузера, совместимого со стандартом RFC-1867.</text:span></text:p>
          </draw:text-box>
        </draw:frame>
        <draw:frame draw:style-name="gr59" draw:text-style-name="P21" xml:id="id84" draw:id="id84" draw:layer="layout" svg:width="25.995cm" svg:height="3.42cm" svg:x="1cm" svg:y="5cm">
          <draw:text-box>
            <text:p text:style-name="P2"><text:span text:style-name="T2">bool</text:span><text:span text:style-name="T3"> </text:span><text:span text:style-name="T4">move_uploaded_file</text:span><text:span text:style-name="T6"> ( </text:span><text:span text:style-name="T2">string</text:span><text:span text:style-name="T4"> filename</text:span><text:span text:style-name="T6">, </text:span><text:span text:style-name="T2">string</text:span><text:span text:style-name="T6"> </text:span><text:span text:style-name="T4">destination</text:span><text:span text:style-name="T6"> </text:span><text:span text:style-name="T57">)</text:span></text:p>
            <text:p text:style-name="P27"><text:span text:style-name="T9">Проверяет является ли файл загруженным на сервер методом POST.</text:span></text:p>
            <text:p text:style-name="P27"><text:span text:style-name="T9">Если это так, перемещает его в указанное место.</text:span></text:p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p.ini" draw:style-name="dp1" draw:master-page-name="Обычный" presentation:presentation-page-layout-name="AL1T0" xml:id="id86" draw:id="id86">
        <office:forms form:automatic-focus="false" form:apply-design-mode="false"/>
        <draw:frame presentation:style-name="pr5" draw:text-style-name="P1" draw:layer="layout" svg:width="25.997cm" svg:height="2.163cm" svg:x="1.003cm" svg:y="0.82cm" presentation:class="title" presentation:user-transformed="true">
          <draw:text-box>
            <text:p><text:span text:style-name="T1">php.ini</text:span></text:p>
          </draw:text-box>
        </draw:frame>
        <draw:frame draw:style-name="gr10" draw:text-style-name="P4" xml:id="id88" draw:id="id88" draw:layer="layout" svg:width="25.998cm" svg:height="2.265cm" svg:x="1.002cm" svg:y="5.945cm">
          <draw:text-box>
            <text:p text:style-name="P2"><text:span text:style-name="T4">upload_max_filesize</text:span><text:span text:style-name="T3"> </text:span><text:span text:style-name="T2">integer</text:span></text:p>
            <text:p text:style-name="P27"><text:span text:style-name="T5">Максимальный размер загружаемого файла.</text:span></text:p>
          </draw:text-box>
        </draw:frame>
        <draw:frame draw:style-name="gr60" draw:text-style-name="P5" xml:id="id87" draw:id="id87" draw:layer="layout" svg:width="25.998cm" svg:height="2.266cm" svg:x="1.001cm" svg:y="3.32cm">
          <draw:text-box>
            <text:p text:style-name="P2"><text:span text:style-name="T4">file_uploads</text:span><text:span text:style-name="T6"> </text:span><text:span text:style-name="T2">boolean </text:span><text:span text:style-name="T3">или</text:span><text:span text:style-name="T6"> </text:span><text:span text:style-name="T2">integer</text:span></text:p>
            <text:p text:style-name="P27"><text:span text:style-name="T7">Разрешить или запретить загрузку файлов.</text:span></text:p>
          </draw:text-box>
        </draw:frame>
        <draw:frame draw:style-name="gr3" draw:text-style-name="P7" xml:id="id89" draw:id="id89" draw:layer="layout" svg:width="25.998cm" svg:height="2.266cm" svg:x="1cm" svg:y="8.598cm">
          <draw:text-box>
            <text:p text:style-name="P2"><text:span text:style-name="T4">post_max_size</text:span><text:span text:style-name="T3"> </text:span><text:span text:style-name="T2">integer</text:span></text:p>
            <text:p text:style-name="P27"><text:span text:style-name="T12">Максимально допустимый размер данных, отправляемых методом POST.</text:span></text:p>
          </draw:text-box>
        </draw:frame>
        <draw:frame draw:style-name="gr61" draw:text-style-name="P5" xml:id="id90" draw:id="id90" draw:layer="layout" svg:width="25.998cm" svg:height="2.265cm" svg:x="1cm" svg:y="11.236cm">
          <draw:text-box>
            <text:p text:style-name="P2"><text:span text:style-name="T4">max_file_uploads</text:span><text:span text:style-name="T3"> </text:span><text:span text:style-name="T2">integer</text:span></text:p>
            <text:p text:style-name="P27"><text:span text:style-name="T12">Максимальное количество одновременно загружаемых файлов</text:span><text:span text:style-name="T9">.</text:span></text:p>
          </draw:text-box>
        </draw:frame>
        <draw:frame draw:style-name="gr62" draw:text-style-name="P5" xml:id="id91" draw:id="id91" draw:layer="layout" svg:width="25.998cm" svg:height="3.421cm" svg:x="1cm" svg:y="13.894cm">
          <draw:text-box>
            <text:p text:style-name="P2"><text:span text:style-name="T4">max_input_time</text:span><text:span text:style-name="T3"> </text:span><text:span text:style-name="T2">integer</text:span></text:p>
            <text:p text:style-name="P27"><text:span text:style-name="T12">Максимальное время в секундах, за которое скрипт должен разобрать все входные данные, переданные запросами вроде POST или</text:span><text:span text:style-name="T14"> GET.</text:span></text:p>
          </draw:text-box>
        </draw:frame>
        <draw:frame draw:style-name="gr63" draw:text-style-name="P5" xml:id="id92" draw:id="id92" draw:layer="layout" svg:width="25.998cm" svg:height="2.265cm" svg:x="1cm" svg:y="17.736cm">
          <draw:text-box>
            <text:p text:style-name="P2"><text:span text:style-name="T4">upload_tmp_dir</text:span><text:span text:style-name="T3"> </text:span><text:span text:style-name="T2">string</text:span></text:p>
            <text:p text:style-name="P27"><text:span text:style-name="T12">Временная директория для хранения файлов во время загрузки.</text:span></text:p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уперглобальный массив $_FILES" draw:style-name="dp1" draw:master-page-name="Обычный" presentation:presentation-page-layout-name="AL1T0" xml:id="id93" draw:id="id93">
        <office:forms form:automatic-focus="false" form:apply-design-mode="false"/>
        <draw:frame presentation:style-name="pr5" draw:text-style-name="P1" draw:layer="layout" svg:width="25.997cm" svg:height="2.163cm" svg:x="1.003cm" svg:y="1cm" presentation:class="title" presentation:user-transformed="true">
          <draw:text-box>
            <text:p><text:span text:style-name="T1">Суперглобальный массив $_FILES</text:span></text:p>
          </draw:text-box>
        </draw:frame>
        <draw:frame draw:style-name="gr64" draw:text-style-name="P28" xml:id="id94" draw:id="id94" draw:layer="layout" svg:width="25.998cm" svg:height="1.021cm" svg:x="1.001cm" svg:y="4cm">
          <draw:text-box>
            <text:p text:style-name="P6"><text:span text:style-name="T54">$_FILES</text:span><text:span text:style-name="T8"> содержит всю информацию о загруженных файлах.</text:span></text:p>
          </draw:text-box>
        </draw:frame>
        <draw:frame draw:style-name="gr65" draw:text-style-name="P28" xml:id="id96" draw:id="id96" draw:layer="layout" svg:width="25.998cm" svg:height="5.641cm" svg:x="1cm" svg:y="12.4cm">
          <draw:text-box>
            <text:list text:style-name="L3">
              <text:list-item>
                <text:p text:style-name="P6"><text:span text:style-name="T35">name</text:span><text:span text:style-name="T8"> </text:span><text:span text:style-name="T14">- оригинальное имя файла на компьютере клиента;</text:span></text:p>
              </text:list-item>
              <text:list-item>
                <text:p text:style-name="P6"><text:span text:style-name="T58">type</text:span><text:span text:style-name="T14"> - mime-тип файла;</text:span></text:p>
              </text:list-item>
              <text:list-item>
                <text:p text:style-name="P6"><text:span text:style-name="T58">tmp_name</text:span><text:span text:style-name="T14"> - временное имя, с которым принятый файл был сохранен;</text:span></text:p>
              </text:list-item>
              <text:list-item>
                <text:p text:style-name="P6"><text:span text:style-name="T58">size</text:span><text:span text:style-name="T14"> - размер в байтах принятого файла;</text:span></text:p>
              </text:list-item>
              <text:list-item>
                <text:p text:style-name="P6"><text:span text:style-name="T58">error</text:span><text:span text:style-name="T14"> - код ошибки, которая может возникнуть при загрузке.</text:span></text:p>
              </text:list-item>
            </text:list>
          </draw:text-box>
        </draw:frame>
        <draw:frame draw:style-name="gr66" draw:text-style-name="P19" xml:id="id95" draw:id="id95" draw:layer="layout" svg:width="25.998cm" svg:height="6.119cm" svg:x="1cm" svg:y="5.6cm">
          <draw:text-box>
            <text:p text:style-name="P18"><text:span text:style-name="T59">Array (</text:span></text:p>
            <text:p text:style-name="P18"><text:span text:style-name="T59"><text:s text:c="4"/></text:span><text:span text:style-name="T59">[userfile] </text:span><text:span text:style-name="T21">=&gt; Array (</text:span></text:p>
            <text:p text:style-name="P18"><text:span text:style-name="T21"><text:s text:c="8"/></text:span><text:span text:style-name="T21">[name] =&gt; jshtm.zip</text:span></text:p>
            <text:p text:style-name="P18"><text:span text:style-name="T21"><text:s text:c="8"/></text:span><text:span text:style-name="T21">[type] =&gt; application/x-zip-compressed</text:span></text:p>
            <text:p text:style-name="P18"><text:span text:style-name="T21"><text:s text:c="8"/></text:span><text:span text:style-name="T21">[tmp_name] =&gt; /tmp/phpAE.tmp</text:span></text:p>
            <text:p text:style-name="P18"><text:span text:style-name="T21"><text:s text:c="8"/></text:span><text:span text:style-name="T21">[size] =&gt; 21344</text:span></text:p>
            <text:p text:style-name="P18"><text:span text:style-name="T21"><text:s text:c="8"/></text:span><text:span text:style-name="T21">[error] =&gt; 0</text:span></text:p>
            <text:p text:style-name="P18"><text:span text:style-name="T21"><text:s text:c="4"/></text:span><text:span text:style-name="T21">)</text:span></text:p>
            <text:p text:style-name="P18"><text:span text:style-name="T21">)</text:span></text:p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ды ошибок" draw:style-name="dp1" draw:master-page-name="Обычный" presentation:presentation-page-layout-name="AL1T0" xml:id="id97" draw:id="id97">
        <office:forms form:automatic-focus="false" form:apply-design-mode="false"/>
        <draw:frame presentation:style-name="pr5" draw:text-style-name="P1" draw:layer="layout" svg:width="25.991cm" svg:height="2.163cm" svg:x="1.009cm" svg:y="1cm" presentation:class="title" presentation:user-transformed="true">
          <draw:text-box>
            <text:p><text:span text:style-name="T1">Коды ошибок</text:span></text:p>
          </draw:text-box>
        </draw:frame>
        <draw:frame draw:style-name="gr67" draw:text-style-name="P30" xml:id="id100" draw:id="id100" draw:layer="layout" svg:width="25.999cm" svg:height="1.944cm" svg:x="1.001cm" svg:y="9.096cm">
          <draw:text-box>
            <text:p text:style-name="P29"><text:span text:style-name="T45">UPLOAD_ERR_FORM_SIZE</text:span></text:p>
            <text:p text:style-name="P29"><text:span text:style-name="T8">Размер загружаемого файла превысил MAX_FILE_SIZE.</text:span></text:p>
          </draw:text-box>
        </draw:frame>
        <draw:frame draw:style-name="gr68" draw:text-style-name="P30" xml:id="id99" draw:id="id99" draw:layer="layout" svg:width="25.999cm" svg:height="1.945cm" svg:x="1cm" svg:y="6.295cm">
          <draw:text-box>
            <text:p text:style-name="P29"><text:span text:style-name="T45">UPLOAD_ERR_INI_SIZE</text:span></text:p>
            <text:p text:style-name="P29"><text:span text:style-name="T8">Размер загружаемого файла превысил upload_max_filesize.</text:span></text:p>
          </draw:text-box>
        </draw:frame>
        <draw:frame draw:style-name="gr69" draw:text-style-name="P30" xml:id="id98" draw:id="id98" draw:layer="layout" svg:width="25.999cm" svg:height="1.944cm" svg:x="1cm" svg:y="3.5cm">
          <draw:text-box>
            <text:p text:style-name="P29"><text:span text:style-name="T45">UPLOAD_ERR_OK</text:span></text:p>
            <text:p text:style-name="P29"><text:span text:style-name="T8">Загрузка выполнена успешно.</text:span></text:p>
          </draw:text-box>
        </draw:frame>
        <draw:frame draw:style-name="gr70" draw:text-style-name="P30" xml:id="id101" draw:id="id101" draw:layer="layout" svg:width="12.5cm" svg:height="2.739cm" svg:x="1cm" svg:y="11.9cm">
          <draw:text-box>
            <text:p text:style-name="P31"><text:span text:style-name="T60">UPLOAD_ERR_PARTIAL</text:span></text:p>
            <text:p text:style-name="P29"><text:span text:style-name="T36">Файл был загружен лишь частично</text:span><text:span text:style-name="T8">.</text:span></text:p>
          </draw:text-box>
        </draw:frame>
        <draw:frame draw:style-name="gr71" draw:text-style-name="P30" xml:id="id102" draw:id="id102" draw:layer="layout" svg:width="12.495cm" svg:height="1.945cm" svg:x="14.5cm" svg:y="11.9cm">
          <draw:text-box>
            <text:p text:style-name="P32"><text:span text:style-name="T45">UPLOAD_ERR_NO_FILE</text:span></text:p>
            <text:p text:style-name="P32"><text:span text:style-name="T8">Файл не был загружен.</text:span></text:p>
          </draw:text-box>
        </draw:frame>
        <draw:frame draw:style-name="gr72" draw:text-style-name="P30" xml:id="id103" draw:id="id103" draw:layer="layout" svg:width="12.5cm" svg:height="1.95cm" svg:x="1.002cm" svg:y="14.693cm">
          <draw:text-box>
            <text:p text:style-name="P32"><text:span text:style-name="T45">UPLOAD_ERR_NO_TMP_DIR</text:span></text:p>
            <text:p text:style-name="P32"><text:span text:style-name="T8">Отсутствует временная папка.</text:span></text:p>
          </draw:text-box>
        </draw:frame>
        <draw:frame draw:style-name="gr73" draw:text-style-name="P30" xml:id="id104" draw:id="id104" draw:layer="layout" svg:width="12.499cm" svg:height="1.945cm" svg:x="14.5cm" svg:y="14.69cm">
          <draw:text-box>
            <text:p text:style-name="P32"><text:span text:style-name="T45">UPLOAD_ERR_CANT_WRITE</text:span></text:p>
            <text:p text:style-name="P32"><text:span text:style-name="T8">Не удалось записать файл на диск.</text:span></text:p>
          </draw:text-box>
        </draw:frame>
        <draw:frame draw:style-name="gr74" draw:text-style-name="P30" xml:id="id105" draw:id="id105" draw:layer="layout" svg:width="25.998cm" svg:height="1.944cm" svg:x="1cm" svg:y="17.589cm">
          <draw:text-box>
            <text:p text:style-name="P32"><text:span text:style-name="T45">UPLOAD_ERR_EXTENSION</text:span></text:p>
            <text:p text:style-name="P32"><text:span text:style-name="T8">PHP-расширение остановило загрузку файлов.</text:span></text:p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Обычный" style:font-family-generic="swiss"/>
    <style:font-face style:name="Verdana1" svg:font-family="Verdana" style:font-family-generic="swiss"/>
    <style:font-face style:name="Verdana2" svg:font-family="Verdana" style:font-adornments="Normal" style:font-family-generic="swiss"/>
    <style:font-face style:name="Courier New1" svg:font-family="'Courier New'" style:font-family-generic="modern" style:font-pitch="fixed"/>
    <style:font-face style:name="Droid Sans Mono1" svg:font-family="'Droid Sans Mono'" style:font-family-generic="swiss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30028C89F8AE759EFF1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808080" draw:marker-start-width="0.2cm" draw:marker-start-center="false" draw:marker-end-width="0.2cm" draw:marker-end-center="false" draw:fill="solid" draw:fill-color="#ffffcc" draw:opacity="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ecf0f1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solid" draw:fill-color="#ecf0f1" style:repeat="stretch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cf0f1" draw:fill-image-name="background" style:repeat="stretch"/>
    </style:style>
    <style:style style:name="Mdp2" style:family="drawing-page">
      <style:drawing-page-properties draw:background-size="border" draw:fill="solid" draw:fill-color="#ecf0f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5f_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2T21:41:41.45</meta:creation-date>
    <dc:date>2017-05-20T04:07:32.410113152</dc:date>
    <meta:editing-duration>P4DT15H32M13S</meta:editing-duration>
    <meta:editing-cycles>1491</meta:editing-cycles>
    <meta:generator>LibreOffice/5.1.6.2$Linux_X86_64 LibreOffice_project/10m0$Build-2</meta:generator>
    <meta:document-statistic meta:object-count="185"/>
  </office:meta>
</office:document-meta>
</file>